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Normale" style:family="paragraph">
      <style:paragraph-properties style:text-autospace="none" style:vertical-align="auto"/>
      <style:text-properties fo:hyphenate="true"/>
    </style:style>
    <style:style style:name="T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" style:parent-style-name="Normale" style:family="paragraph">
      <style:paragraph-properties style:text-autospace="none" style:vertical-align="auto"/>
      <style:text-properties fo:hyphenate="true"/>
    </style:style>
    <style:style style:name="T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9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10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11" style:parent-style-name="Normale" style:family="paragraph">
      <style:paragraph-properties style:text-autospace="none" style:vertical-align="auto"/>
      <style:text-properties fo:hyphenate="true"/>
    </style:style>
    <style:style style:name="T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4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15" style:parent-style-name="Standard" style:family="paragraph">
      <style:text-properties fo:color="#FF0000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color="#4472C4"/>
    </style:style>
    <style:style style:name="T18" style:parent-style-name="Car.predefinitoparagrafo" style:family="text">
      <style:text-properties fo:color="#4472C4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T20" style:parent-style-name="Car.predefinitoparagrafo" style:family="text">
      <style:text-properties fo:font-weight="bold" style:font-weight-asian="bold" style:font-weight-complex="bold"/>
    </style:style>
    <style:style style:name="T21" style:parent-style-name="Car.predefinitoparagrafo" style:family="text">
      <style:text-properties fo:font-weight="bold" style:font-weight-asian="bold" style:font-weight-complex="bold" fo:language="en" fo:country="GB"/>
    </style:style>
    <style:style style:name="T22" style:parent-style-name="Car.predefinitoparagrafo" style:family="text">
      <style:text-properties fo:font-style="italic" style:font-style-asian="italic" style:font-style-complex="italic" fo:language="en" fo:country="GB"/>
    </style:style>
    <style:style style:name="T23" style:parent-style-name="Car.predefinitoparagrafo" style:family="text">
      <style:text-properties fo:font-style="italic" style:font-style-asian="italic" style:font-style-complex="italic" fo:language="en" fo:country="GB"/>
    </style:style>
    <style:style style:name="P24" style:parent-style-name="Standard" style:family="paragraph">
      <style:text-properties fo:font-style="italic" style:font-style-asian="italic" style:font-style-complex="italic" fo:language="en" fo:country="GB"/>
    </style:style>
    <style:style style:name="T25" style:parent-style-name="Car.predefinitoparagrafo" style:family="text">
      <style:text-properties fo:font-style="italic" style:font-style-asian="italic" style:font-style-complex="italic" fo:language="en" fo:country="GB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paragraph-properties fo:margin-left="0.4923in">
        <style:tab-stops/>
      </style:paragraph-properties>
      <style:text-properties fo:font-style="italic" style:font-style-asian="italic" style:font-style-complex="italic"/>
    </style:style>
    <style:style style:name="T30" style:parent-style-name="Car.predefinitoparagrafo" style:family="text">
      <style:text-properties fo:font-style="italic" style:font-style-asian="italic" style:font-style-complex="italic"/>
    </style:style>
    <style:style style:name="T31" style:parent-style-name="Car.predefinitoparagrafo" style:family="text">
      <style:text-properties fo:font-style="italic" style:font-style-asian="italic" style:font-style-complex="italic" fo:language="en" fo:country="GB"/>
    </style:style>
    <style:style style:name="P32" style:parent-style-name="Standard" style:family="paragraph">
      <style:text-properties fo:font-style="italic" style:font-style-asian="italic" style:font-style-complex="italic" fo:language="en" fo:country="GB"/>
    </style:style>
    <style:style style:name="T33" style:parent-style-name="Car.predefinitoparagrafo" style:family="text">
      <style:text-properties fo:font-style="italic" style:font-style-asian="italic" style:font-style-complex="italic" fo:language="en" fo:country="GB"/>
    </style:style>
    <style:style style:name="T34" style:parent-style-name="Car.predefinitoparagrafo" style:family="text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paragraph-properties fo:break-before="page"/>
    </style:style>
    <style:style style:name="P37" style:parent-style-name="Standard" style:family="paragraph">
      <style:text-properties fo:color="#FF0000"/>
    </style:style>
    <style:style style:name="T38" style:parent-style-name="Car.predefinitoparagrafo" style:family="text">
      <style:text-properties fo:font-weight="bold" style:font-weight-asian="bold" style:font-weight-complex="bold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fo:font-style="italic" style:font-style-asian="italic" style:font-style-complex="italic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T46" style:parent-style-name="Car.predefinitoparagrafo" style:family="text">
      <style:text-properties fo:font-size="10.5pt" style:font-size-asian="10.5pt"/>
    </style:style>
    <style:style style:name="P47" style:parent-style-name="Textbody" style:family="paragraph">
      <style:paragraph-properties fo:break-before="page" fo:margin-bottom="0in" fo:line-height="100%"/>
    </style:style>
    <style:style style:name="P48" style:parent-style-name="Standard" style:family="paragraph">
      <style:text-properties fo:color="#FF0000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4" style:parent-style-name="Normale" style:family="paragraph">
      <style:paragraph-properties style:text-autospace="none" style:vertical-align="auto"/>
      <style:text-properties fo:hyphenate="true"/>
    </style:style>
    <style:style style:name="T5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5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5" style:parent-style-name="Normale" style:family="paragraph">
      <style:paragraph-properties style:text-autospace="none" style:vertical-align="auto"/>
      <style:text-properties fo:hyphenate="true"/>
    </style:style>
    <style:style style:name="T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8" style:parent-style-name="Normale" style:family="paragraph">
      <style:paragraph-properties style:text-autospace="none" style:vertical-align="auto"/>
      <style:text-properties fo:hyphenate="true"/>
    </style:style>
    <style:style style:name="T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6" style:parent-style-name="Normale" style:family="paragraph">
      <style:paragraph-properties style:text-autospace="none" style:vertical-align="auto"/>
      <style:text-properties fo:hyphenate="true"/>
    </style:style>
    <style:style style:name="T8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92" style:parent-style-name="Normale" style:family="paragraph">
      <style:paragraph-properties style:text-autospace="none" style:vertical-align="auto"/>
      <style:text-properties fo:hyphenate="true"/>
    </style:style>
    <style:style style:name="T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0" style:parent-style-name="Normale" style:family="paragraph">
      <style:paragraph-properties style:text-autospace="none" style:vertical-align="auto"/>
      <style:text-properties fo:hyphenate="true"/>
    </style:style>
    <style:style style:name="T1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8" style:parent-style-name="Normale" style:family="paragraph">
      <style:paragraph-properties style:text-autospace="none" style:vertical-align="auto"/>
      <style:text-properties fo:hyphenate="true"/>
    </style:style>
    <style:style style:name="T1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6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17" style:parent-style-name="Normale" style:family="paragraph">
      <style:paragraph-properties style:text-autospace="none" style:vertical-align="auto"/>
      <style:text-properties fo:hyphenate="true"/>
    </style:style>
    <style:style style:name="T11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2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2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5" style:parent-style-name="Normale" style:family="paragraph">
      <style:paragraph-properties style:text-autospace="none" style:vertical-align="auto"/>
      <style:text-properties fo:hyphenate="true"/>
    </style:style>
    <style:style style:name="T1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2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29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3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3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33" style:parent-style-name="Normale" style:family="paragraph">
      <style:paragraph-properties style:text-autospace="none" style:vertical-align="auto"/>
      <style:text-properties fo:hyphenate="true"/>
    </style:style>
    <style:style style:name="T13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13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7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3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14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141" style:parent-style-name="Normale" style:family="paragraph">
      <style:paragraph-properties style:text-autospace="none" style:vertical-align="auto"/>
      <style:text-properties fo:hyphenate="true"/>
    </style:style>
    <style:style style:name="T14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9" style:parent-style-name="Normale" style:family="paragraph">
      <style:paragraph-properties style:text-autospace="none" style:vertical-align="auto"/>
      <style:text-properties fo:hyphenate="true"/>
    </style:style>
    <style:style style:name="T1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51" style:parent-style-name="Normale" style:family="paragraph">
      <style:paragraph-properties style:text-autospace="none" style:vertical-align="auto"/>
      <style:text-properties fo:hyphenate="true"/>
    </style:style>
    <style:style style:name="T1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57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58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59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0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1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2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3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4" style:parent-style-name="Normale" style:family="paragraph">
      <style:paragraph-properties style:text-autospace="none" style:vertical-align="auto"/>
      <style:text-properties fo:hyphenate="true"/>
    </style:style>
    <style:style style:name="T16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6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7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8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69" style:parent-style-name="Normale" style:family="paragraph">
      <style:paragraph-properties style:text-autospace="none" style:vertical-align="auto"/>
      <style:text-properties fo:hyphenate="true"/>
    </style:style>
    <style:style style:name="T1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7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172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 fo:hyphenate="true"/>
    </style:style>
    <style:style style:name="P173" style:parent-style-name="Normale" style:family="paragraph">
      <style:paragraph-properties style:text-autospace="none" style:vertical-align="auto"/>
      <style:text-properties fo:hyphenate="true"/>
    </style:style>
    <style:style style:name="T17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17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7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77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178" style:parent-style-name="Normale" style:family="paragraph">
      <style:paragraph-properties style:text-autospace="none" style:vertical-align="auto"/>
      <style:text-properties fo:hyphenate="true"/>
    </style:style>
    <style:style style:name="T1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8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81" style:parent-style-name="Textbody" style:family="paragraph">
      <style:paragraph-properties fo:margin-bottom="0in" fo:line-height="100%"/>
    </style:style>
    <style:style style:name="P182" style:parent-style-name="Standard" style:family="paragraph">
      <style:text-properties fo:color="#FF0000"/>
    </style:style>
    <style:style style:name="T183" style:parent-style-name="Car.predefinitoparagrafo" style:family="text">
      <style:text-properties fo:font-weight="bold" style:font-weight-asian="bold" style:font-weight-complex="bold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P186" style:parent-style-name="Standard" style:family="paragraph">
      <style:text-properties fo:font-style="italic" style:font-style-asian="italic" style:font-style-complex="italic"/>
    </style:style>
    <style:style style:name="P187" style:parent-style-name="Standard" style:family="paragraph">
      <style:text-properties fo:font-style="italic" style:font-style-asian="italic" style:font-style-complex="italic"/>
    </style:style>
    <style:style style:name="P188" style:parent-style-name="Standard" style:family="paragraph">
      <style:text-properties fo:font-style="italic" style:font-style-asian="italic" style:font-style-complex="italic"/>
    </style:style>
    <style:style style:name="P189" style:parent-style-name="Standard" style:family="paragraph">
      <style:text-properties fo:font-style="italic" style:font-style-asian="italic" style:font-style-complex="italic"/>
    </style:style>
    <style:style style:name="P190" style:parent-style-name="Standard" style:family="paragraph">
      <style:text-properties fo:font-style="italic" style:font-style-asian="italic" style:font-style-complex="italic"/>
    </style:style>
    <style:style style:name="P191" style:parent-style-name="Standard" style:family="paragraph">
      <style:text-properties fo:font-style="italic" style:font-style-asian="italic" style:font-style-complex="italic"/>
    </style:style>
    <style:style style:name="P192" style:parent-style-name="Standard" style:family="paragraph">
      <style:text-properties fo:font-style="italic" style:font-style-asian="italic" style:font-style-complex="italic"/>
    </style:style>
    <style:style style:name="P193" style:parent-style-name="Standard" style:family="paragraph">
      <style:text-properties fo:font-style="italic" style:font-style-asian="italic" style:font-style-complex="italic"/>
    </style:style>
    <style:style style:name="P194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95" style:parent-style-name="Textbody" style:family="paragraph">
      <style:paragraph-properties fo:margin-bottom="0in" fo:line-height="100%"/>
    </style:style>
    <style:style style:name="P196" style:parent-style-name="Textbody" style:family="paragraph">
      <style:paragraph-properties fo:margin-bottom="0in" fo:line-height="100%"/>
    </style:style>
    <style:style style:name="P197" style:parent-style-name="Textbody" style:family="paragraph">
      <style:paragraph-properties fo:margin-bottom="0in" fo:line-height="100%"/>
    </style:style>
    <style:style style:name="P198" style:parent-style-name="Textbody" style:family="paragraph">
      <style:paragraph-properties fo:margin-bottom="0in" fo:line-height="100%"/>
    </style:style>
    <style:style style:name="P199" style:parent-style-name="Textbody" style:family="paragraph">
      <style:paragraph-properties fo:margin-bottom="0in" fo:line-height="100%"/>
    </style:style>
    <style:style style:name="P200" style:parent-style-name="Textbody" style:family="paragraph">
      <style:paragraph-properties fo:margin-bottom="0in" fo:line-height="100%"/>
    </style:style>
    <style:style style:name="P201" style:parent-style-name="Textbody" style:family="paragraph">
      <style:paragraph-properties fo:margin-bottom="0in" fo:line-height="100%"/>
    </style:style>
    <style:style style:name="P202" style:parent-style-name="Textbody" style:family="paragraph">
      <style:paragraph-properties fo:margin-bottom="0in" fo:line-height="100%"/>
    </style:style>
    <style:style style:name="P203" style:parent-style-name="Textbody" style:family="paragraph">
      <style:paragraph-properties fo:margin-bottom="0in" fo:line-height="100%"/>
    </style:style>
    <style:style style:name="P204" style:parent-style-name="Textbody" style:family="paragraph">
      <style:paragraph-properties fo:margin-bottom="0in" fo:line-height="100%"/>
    </style:style>
    <style:style style:name="P205" style:parent-style-name="Textbody" style:family="paragraph">
      <style:paragraph-properties fo:margin-bottom="0in" fo:line-height="100%"/>
    </style:style>
    <style:style style:name="P206" style:parent-style-name="Textbody" style:family="paragraph">
      <style:paragraph-properties fo:margin-bottom="0in" fo:line-height="100%"/>
    </style:style>
    <style:style style:name="P207" style:parent-style-name="Textbody" style:family="paragraph">
      <style:paragraph-properties fo:margin-bottom="0in" fo:line-height="100%"/>
    </style:style>
    <style:style style:name="P208" style:parent-style-name="Textbody" style:family="paragraph">
      <style:paragraph-properties fo:margin-bottom="0in" fo:line-height="100%"/>
    </style:style>
    <style:style style:name="P209" style:parent-style-name="Textbody" style:family="paragraph">
      <style:paragraph-properties fo:margin-bottom="0in" fo:line-height="100%"/>
    </style:style>
    <style:style style:name="P210" style:parent-style-name="Textbody" style:family="paragraph">
      <style:paragraph-properties fo:margin-bottom="0in" fo:line-height="100%"/>
    </style:style>
    <style:style style:name="P211" style:parent-style-name="Standard" style:family="paragraph">
      <style:text-properties fo:color="#FF0000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T213" style:parent-style-name="Car.predefinitoparagrafo" style:family="text">
      <style:text-properties fo:font-weight="bold" style:font-weight-asian="bold" style:font-weight-complex="bold"/>
    </style:style>
    <style:style style:name="T214" style:parent-style-name="Car.predefinitoparagrafo" style:family="text">
      <style:text-properties fo:font-weight="bold" style:font-weight-asian="bold" style:font-weight-complex="bold"/>
    </style:style>
    <style:style style:name="P215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16" style:parent-style-name="Normale" style:family="paragraph">
      <style:paragraph-properties style:text-autospace="none" style:vertical-align="auto"/>
      <style:text-properties fo:hyphenate="true"/>
    </style:style>
    <style:style style:name="T2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22" style:parent-style-name="Normale" style:family="paragraph">
      <style:paragraph-properties style:text-autospace="none" style:vertical-align="auto"/>
      <style:text-properties fo:hyphenate="true"/>
    </style:style>
    <style:style style:name="T22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25" style:parent-style-name="Normale" style:family="paragraph">
      <style:paragraph-properties style:text-autospace="none" style:vertical-align="auto"/>
      <style:text-properties fo:hyphenate="true"/>
    </style:style>
    <style:style style:name="T2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31" style:parent-style-name="Normale" style:family="paragraph">
      <style:paragraph-properties style:text-autospace="none" style:vertical-align="auto"/>
      <style:text-properties fo:hyphenate="true"/>
    </style:style>
    <style:style style:name="T2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35" style:parent-style-name="Normale" style:family="paragraph">
      <style:paragraph-properties style:text-autospace="none" style:vertical-align="auto"/>
      <style:text-properties fo:hyphenate="true"/>
    </style:style>
    <style:style style:name="T2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42" style:parent-style-name="Normale" style:family="paragraph">
      <style:paragraph-properties style:text-autospace="none" style:vertical-align="auto"/>
      <style:text-properties fo:hyphenate="true"/>
    </style:style>
    <style:style style:name="T2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7" style:parent-style-name="Normale" style:family="paragraph">
      <style:paragraph-properties style:text-autospace="none" style:vertical-align="auto"/>
      <style:text-properties fo:hyphenate="true"/>
    </style:style>
    <style:style style:name="T2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54" style:parent-style-name="Normale" style:family="paragraph">
      <style:paragraph-properties style:text-autospace="none" style:vertical-align="auto"/>
      <style:text-properties fo:hyphenate="true"/>
    </style:style>
    <style:style style:name="T2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8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5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0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6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65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6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69" style:parent-style-name="Normale" style:family="paragraph">
      <style:paragraph-properties style:text-autospace="none" style:vertical-align="auto"/>
      <style:text-properties fo:hyphenate="true"/>
    </style:style>
    <style:style style:name="T2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7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75" style:parent-style-name="Normale" style:family="paragraph">
      <style:paragraph-properties style:text-autospace="none" style:vertical-align="auto"/>
      <style:text-properties fo:hyphenate="true"/>
    </style:style>
    <style:style style:name="T2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7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7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8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83" style:parent-style-name="Textbody" style:family="paragraph">
      <style:paragraph-properties fo:margin-bottom="0in" fo:line-height="100%"/>
    </style:style>
    <style:style style:name="P284" style:parent-style-name="Textbody" style:family="paragraph">
      <style:paragraph-properties fo:margin-bottom="0in" fo:line-height="100%"/>
    </style:style>
    <style:style style:name="P285" style:parent-style-name="Standard" style:family="paragraph">
      <style:text-properties fo:color="#FF0000"/>
    </style:style>
    <style:style style:name="P286" style:parent-style-name="Standard" style:family="paragraph">
      <style:text-properties fo:font-weight="bold" style:font-weight-asian="bold" style:font-weight-complex="bold"/>
    </style:style>
    <style:style style:name="T287" style:parent-style-name="Car.predefinitoparagrafo" style:family="text">
      <style:text-properties fo:font-weight="bold" style:font-weight-asian="bold" style:font-weight-complex="bold"/>
    </style:style>
    <style:style style:name="T288" style:parent-style-name="Car.predefinitoparagrafo" style:family="text">
      <style:text-properties fo:font-weight="bold" style:font-weight-asian="bold" style:font-weight-complex="bold"/>
    </style:style>
    <style:style style:name="P289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90" style:parent-style-name="Normale" style:family="paragraph">
      <style:paragraph-properties style:text-autospace="none" style:vertical-align="auto"/>
      <style:text-properties fo:hyphenate="true"/>
    </style:style>
    <style:style style:name="T2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9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9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96" style:parent-style-name="Normale" style:family="paragraph">
      <style:paragraph-properties style:text-autospace="none" style:vertical-align="auto"/>
      <style:text-properties fo:hyphenate="true"/>
    </style:style>
    <style:style style:name="T2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99" style:parent-style-name="Normale" style:family="paragraph">
      <style:paragraph-properties style:text-autospace="none" style:vertical-align="auto"/>
      <style:text-properties fo:hyphenate="true"/>
    </style:style>
    <style:style style:name="T30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5" style:parent-style-name="Normale" style:family="paragraph">
      <style:paragraph-properties style:text-autospace="none" style:vertical-align="auto"/>
      <style:text-properties fo:hyphenate="true"/>
    </style:style>
    <style:style style:name="T30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1" style:parent-style-name="Normale" style:family="paragraph">
      <style:paragraph-properties style:text-autospace="none" style:vertical-align="auto"/>
      <style:text-properties fo:hyphenate="true"/>
    </style:style>
    <style:style style:name="T3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17" style:parent-style-name="Normale" style:family="paragraph">
      <style:paragraph-properties style:text-autospace="none" style:vertical-align="auto"/>
      <style:text-properties fo:hyphenate="true"/>
    </style:style>
    <style:style style:name="T3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22" style:parent-style-name="Normale" style:family="paragraph">
      <style:paragraph-properties style:text-autospace="none" style:vertical-align="auto"/>
      <style:text-properties fo:hyphenate="true"/>
    </style:style>
    <style:style style:name="T32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2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29" style:parent-style-name="Normale" style:family="paragraph">
      <style:paragraph-properties style:text-autospace="none" style:vertical-align="auto"/>
      <style:text-properties fo:hyphenate="true"/>
    </style:style>
    <style:style style:name="T3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3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3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3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9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4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4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44" style:parent-style-name="Normale" style:family="paragraph">
      <style:paragraph-properties style:text-autospace="none" style:vertical-align="auto"/>
      <style:text-properties fo:hyphenate="true"/>
    </style:style>
    <style:style style:name="T3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4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4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51" style:parent-style-name="Normale" style:family="paragraph">
      <style:paragraph-properties style:text-autospace="none" style:vertical-align="auto"/>
      <style:text-properties fo:hyphenate="true"/>
    </style:style>
    <style:style style:name="T35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3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5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5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5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5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58" style:parent-style-name="Normale" style:family="paragraph">
      <style:paragraph-properties style:text-autospace="none" style:vertical-align="auto"/>
      <style:text-properties fo:hyphenate="true"/>
    </style:style>
    <style:style style:name="T35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6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6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65" style:parent-style-name="Normale" style:family="paragraph">
      <style:paragraph-properties style:text-autospace="none" style:vertical-align="auto"/>
      <style:text-properties fo:hyphenate="true"/>
    </style:style>
    <style:style style:name="T3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7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7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7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74" style:parent-style-name="Normale" style:family="paragraph">
      <style:paragraph-properties style:text-autospace="none" style:vertical-align="auto"/>
      <style:text-properties fo:hyphenate="true"/>
    </style:style>
    <style:style style:name="T37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7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8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82" style:parent-style-name="Textbody" style:family="paragraph">
      <style:paragraph-properties fo:margin-bottom="0in" fo:line-height="100%"/>
    </style:style>
    <style:style style:name="P383" style:parent-style-name="Textbody" style:family="paragraph">
      <style:paragraph-properties fo:margin-bottom="0in" fo:line-height="100%"/>
    </style:style>
    <style:style style:name="P384" style:parent-style-name="Textbody" style:family="paragraph">
      <style:paragraph-properties fo:margin-bottom="0in" fo:line-height="100%"/>
    </style:style>
    <style:style style:name="P385" style:parent-style-name="Textbody" style:family="paragraph">
      <style:paragraph-properties fo:margin-bottom="0in" fo:line-height="100%"/>
    </style:style>
    <style:style style:name="P386" style:parent-style-name="Textbody" style:family="paragraph">
      <style:paragraph-properties fo:margin-bottom="0in" fo:line-height="100%"/>
    </style:style>
    <style:style style:name="P387" style:parent-style-name="Textbody" style:family="paragraph">
      <style:paragraph-properties fo:margin-bottom="0in" fo:line-height="100%"/>
    </style:style>
    <style:style style:name="P388" style:parent-style-name="Textbody" style:family="paragraph">
      <style:paragraph-properties fo:margin-bottom="0in" fo:line-height="100%"/>
    </style:style>
    <style:style style:name="P389" style:parent-style-name="Textbody" style:family="paragraph">
      <style:paragraph-properties fo:margin-bottom="0in" fo:line-height="100%"/>
    </style:style>
    <style:style style:name="P390" style:parent-style-name="Textbody" style:family="paragraph">
      <style:paragraph-properties fo:margin-bottom="0in" fo:line-height="100%"/>
    </style:style>
    <style:style style:name="P391" style:parent-style-name="Textbody" style:family="paragraph">
      <style:paragraph-properties fo:margin-bottom="0in" fo:line-height="100%"/>
    </style:style>
    <style:style style:name="P392" style:parent-style-name="Textbody" style:family="paragraph">
      <style:paragraph-properties fo:margin-bottom="0in" fo:line-height="100%"/>
    </style:style>
    <style:style style:name="P393" style:parent-style-name="Textbody" style:family="paragraph">
      <style:paragraph-properties fo:margin-bottom="0in" fo:line-height="100%"/>
    </style:style>
    <style:style style:name="P394" style:parent-style-name="Textbody" style:family="paragraph">
      <style:paragraph-properties fo:margin-bottom="0in" fo:line-height="100%"/>
    </style:style>
    <style:style style:name="P395" style:parent-style-name="Textbody" style:family="paragraph">
      <style:paragraph-properties fo:margin-bottom="0in" fo:line-height="100%"/>
    </style:style>
    <style:style style:name="P396" style:parent-style-name="Textbody" style:family="paragraph">
      <style:paragraph-properties fo:margin-bottom="0in" fo:line-height="100%"/>
    </style:style>
    <style:style style:name="P397" style:parent-style-name="Textbody" style:family="paragraph">
      <style:paragraph-properties fo:margin-bottom="0in" fo:line-height="100%"/>
    </style:style>
    <style:style style:name="P398" style:parent-style-name="Textbody" style:family="paragraph">
      <style:paragraph-properties fo:margin-bottom="0in" fo:line-height="100%"/>
    </style:style>
    <style:style style:name="P399" style:parent-style-name="Textbody" style:family="paragraph">
      <style:paragraph-properties fo:margin-bottom="0in" fo:line-height="100%"/>
    </style:style>
    <style:style style:name="P400" style:parent-style-name="Textbody" style:family="paragraph">
      <style:paragraph-properties fo:margin-bottom="0in" fo:line-height="100%"/>
    </style:style>
    <style:style style:name="P401" style:parent-style-name="Textbody" style:family="paragraph">
      <style:paragraph-properties fo:margin-bottom="0in" fo:line-height="100%"/>
    </style:style>
    <style:style style:name="P402" style:parent-style-name="Textbody" style:family="paragraph">
      <style:paragraph-properties fo:margin-bottom="0in" fo:line-height="100%"/>
    </style:style>
    <style:style style:name="P403" style:parent-style-name="Standard" style:family="paragraph">
      <style:text-properties fo:color="#FF0000"/>
    </style:style>
    <style:style style:name="P404" style:parent-style-name="Standard" style:family="paragraph">
      <style:text-properties fo:font-weight="bold" style:font-weight-asian="bold" style:font-weight-complex="bold"/>
    </style:style>
    <style:style style:name="T405" style:parent-style-name="Car.predefinitoparagrafo" style:family="text">
      <style:text-properties fo:font-weight="bold" style:font-weight-asian="bold" style:font-weight-complex="bold"/>
    </style:style>
    <style:style style:name="T406" style:parent-style-name="Car.predefinitoparagrafo" style:family="text">
      <style:text-properties fo:font-weight="bold" style:font-weight-asian="bold" style:font-weight-complex="bold"/>
    </style:style>
    <style:style style:name="P40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408" style:parent-style-name="Normale" style:family="paragraph">
      <style:paragraph-properties style:text-autospace="none" style:vertical-align="auto"/>
      <style:text-properties fo:hyphenate="true"/>
    </style:style>
    <style:style style:name="T4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1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1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13" style:parent-style-name="Normale" style:family="paragraph">
      <style:paragraph-properties style:text-autospace="none" style:vertical-align="auto"/>
      <style:text-properties fo:hyphenate="true"/>
    </style:style>
    <style:style style:name="T4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16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17" style:parent-style-name="Normale" style:family="paragraph">
      <style:paragraph-properties style:text-autospace="none" style:vertical-align="auto"/>
      <style:text-properties fo:hyphenate="true"/>
    </style:style>
    <style:style style:name="T41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2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23" style:parent-style-name="Normale" style:family="paragraph">
      <style:paragraph-properties style:text-autospace="none" style:vertical-align="auto"/>
      <style:text-properties fo:hyphenate="true"/>
    </style:style>
    <style:style style:name="T4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2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30" style:parent-style-name="Normale" style:family="paragraph">
      <style:paragraph-properties style:text-autospace="none" style:vertical-align="auto"/>
      <style:text-properties fo:hyphenate="true"/>
    </style:style>
    <style:style style:name="T43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3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6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437" style:parent-style-name="Normale" style:family="paragraph">
      <style:paragraph-properties style:text-autospace="none" style:vertical-align="auto"/>
      <style:text-properties fo:hyphenate="true"/>
    </style:style>
    <style:style style:name="T43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4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45" style:parent-style-name="Normale" style:family="paragraph">
      <style:paragraph-properties style:text-autospace="none" style:vertical-align="auto"/>
      <style:text-properties fo:hyphenate="true"/>
    </style:style>
    <style:style style:name="T44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4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4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5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52" style:parent-style-name="Normale" style:family="paragraph">
      <style:paragraph-properties style:text-autospace="none" style:vertical-align="auto"/>
      <style:text-properties fo:hyphenate="true"/>
    </style:style>
    <style:style style:name="T4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5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5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56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59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60" style:parent-style-name="Normale" style:family="paragraph">
      <style:paragraph-properties style:text-autospace="none" style:vertical-align="auto"/>
      <style:text-properties fo:hyphenate="true"/>
    </style:style>
    <style:style style:name="T46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6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6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6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6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67" style:parent-style-name="Normale" style:family="paragraph">
      <style:paragraph-properties style:text-autospace="none" style:vertical-align="auto"/>
      <style:text-properties fo:hyphenate="true"/>
    </style:style>
    <style:style style:name="T4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69" style:parent-style-name="Normale" style:family="paragraph">
      <style:paragraph-properties style:text-autospace="none" style:vertical-align="auto"/>
      <style:text-properties fo:hyphenate="true"/>
    </style:style>
    <style:style style:name="T4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71" style:parent-style-name="Textbody" style:family="paragraph">
      <style:paragraph-properties fo:margin-bottom="0in" fo:line-height="100%"/>
    </style:style>
    <style:style style:name="P472" style:parent-style-name="Normale" style:family="paragraph">
      <style:paragraph-properties style:text-autospace="none" style:vertical-align="auto"/>
      <style:text-properties fo:hyphenate="true"/>
    </style:style>
    <style:style style:name="T4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74" style:parent-style-name="Textbody" style:family="paragraph">
      <style:paragraph-properties fo:margin-bottom="0in" fo:line-height="100%"/>
    </style:style>
    <style:style style:name="P475" style:parent-style-name="Standard" style:family="paragraph">
      <style:text-properties fo:color="#FF0000"/>
    </style:style>
    <style:style style:name="P476" style:parent-style-name="Standard" style:family="paragraph">
      <style:text-properties fo:font-weight="bold" style:font-weight-asian="bold" style:font-weight-complex="bold"/>
    </style:style>
    <style:style style:name="P47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T478" style:parent-style-name="Car.predefinitoparagrafo" style:family="text">
      <style:text-properties fo:font-weight="bold" style:font-weight-asian="bold" style:font-weight-complex="bold"/>
    </style:style>
    <style:style style:name="T479" style:parent-style-name="Car.predefinitoparagrafo" style:family="text">
      <style:text-properties fo:font-weight="bold" style:font-weight-asian="bold" style:font-weight-complex="bold"/>
    </style:style>
    <style:style style:name="T480" style:parent-style-name="Car.predefinitoparagrafo" style:family="text">
      <style:text-properties fo:font-weight="bold" style:font-weight-asian="bold" style:font-weight-complex="bold" fo:language="en" fo:country="GB"/>
    </style:style>
    <style:style style:name="P48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482" style:parent-style-name="Normale" style:family="paragraph">
      <style:paragraph-properties style:text-autospace="none" style:vertical-align="auto"/>
      <style:text-properties fo:hyphenate="true"/>
    </style:style>
    <style:style style:name="T48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8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485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48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487" style:parent-style-name="Normale" style:family="paragraph">
      <style:paragraph-properties style:text-autospace="none" style:vertical-align="auto"/>
      <style:text-properties fo:hyphenate="true"/>
    </style:style>
    <style:style style:name="T48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48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490" style:parent-style-name="Normale" style:family="paragraph">
      <style:paragraph-properties style:text-autospace="none" style:vertical-align="auto"/>
      <style:text-properties fo:hyphenate="true"/>
    </style:style>
    <style:style style:name="T49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49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9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96" style:parent-style-name="Normale" style:family="paragraph">
      <style:paragraph-properties style:text-autospace="none" style:vertical-align="auto"/>
      <style:text-properties fo:hyphenate="true"/>
    </style:style>
    <style:style style:name="T4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03" style:parent-style-name="Normale" style:family="paragraph">
      <style:paragraph-properties style:text-autospace="none" style:vertical-align="auto"/>
      <style:text-properties fo:hyphenate="true"/>
    </style:style>
    <style:style style:name="T50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09" style:parent-style-name="Normale" style:family="paragraph">
      <style:paragraph-properties style:text-autospace="none" style:vertical-align="auto"/>
      <style:text-properties fo:hyphenate="true"/>
    </style:style>
    <style:style style:name="T51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15" style:parent-style-name="Normale" style:family="paragraph">
      <style:paragraph-properties style:text-autospace="none" style:vertical-align="auto"/>
      <style:text-properties fo:hyphenate="true"/>
    </style:style>
    <style:style style:name="T5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21" style:parent-style-name="Normale" style:family="paragraph">
      <style:paragraph-properties style:text-autospace="none" style:vertical-align="auto"/>
      <style:text-properties fo:hyphenate="true"/>
    </style:style>
    <style:style style:name="T5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2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29" style:parent-style-name="Normale" style:family="paragraph">
      <style:paragraph-properties style:text-autospace="none" style:vertical-align="auto"/>
      <style:text-properties fo:hyphenate="true"/>
    </style:style>
    <style:style style:name="T53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3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34" style:parent-style-name="Normale" style:family="paragraph">
      <style:paragraph-properties style:text-autospace="none" style:vertical-align="auto"/>
      <style:text-properties fo:hyphenate="true"/>
    </style:style>
    <style:style style:name="T53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4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4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42" style:parent-style-name="Normale" style:family="paragraph">
      <style:paragraph-properties style:text-autospace="none" style:vertical-align="auto"/>
      <style:text-properties fo:hyphenate="true"/>
    </style:style>
    <style:style style:name="T54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50" style:parent-style-name="Normale" style:family="paragraph">
      <style:paragraph-properties style:text-autospace="none" style:vertical-align="auto"/>
      <style:text-properties fo:hyphenate="true"/>
    </style:style>
    <style:style style:name="T551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5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5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7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5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5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60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61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62" style:parent-style-name="Normale" style:family="paragraph">
      <style:paragraph-properties style:text-autospace="none" style:vertical-align="auto"/>
      <style:text-properties fo:hyphenate="true"/>
    </style:style>
    <style:style style:name="T56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64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67" style:parent-style-name="Normale" style:family="paragraph">
      <style:paragraph-properties style:text-autospace="none" style:vertical-align="auto"/>
      <style:text-properties fo:hyphenate="true"/>
    </style:style>
    <style:style style:name="T56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6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75" style:parent-style-name="Normale" style:family="paragraph">
      <style:paragraph-properties style:text-autospace="none" style:vertical-align="auto"/>
      <style:text-properties fo:hyphenate="true"/>
    </style:style>
    <style:style style:name="T57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7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8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84" style:parent-style-name="Normale" style:family="paragraph">
      <style:paragraph-properties style:text-autospace="none" style:vertical-align="auto"/>
      <style:text-properties fo:hyphenate="true"/>
    </style:style>
    <style:style style:name="T58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8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8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92" style:parent-style-name="Normale" style:family="paragraph">
      <style:paragraph-properties style:text-autospace="none" style:vertical-align="auto"/>
      <style:text-properties fo:hyphenate="true"/>
    </style:style>
    <style:style style:name="T5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9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98" style:parent-style-name="Normale" style:family="paragraph">
      <style:paragraph-properties style:text-autospace="none" style:vertical-align="auto"/>
      <style:text-properties fo:hyphenate="true"/>
    </style:style>
    <style:style style:name="T5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0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6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0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0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05" style:parent-style-name="Textbody" style:family="paragraph">
      <style:paragraph-properties fo:margin-bottom="0in" fo:line-height="100%"/>
    </style:style>
    <style:style style:name="P606" style:parent-style-name="Textbody" style:family="paragraph">
      <style:paragraph-properties fo:margin-bottom="0in" fo:line-height="100%"/>
    </style:style>
    <style:style style:name="P607" style:parent-style-name="Textbody" style:family="paragraph">
      <style:paragraph-properties fo:margin-bottom="0in" fo:line-height="100%"/>
    </style:style>
    <style:style style:name="P608" style:parent-style-name="Normale" style:family="paragraph">
      <style:paragraph-properties style:text-autospace="none" style:vertical-align="auto"/>
      <style:text-properties fo:hyphenate="true"/>
    </style:style>
    <style:style style:name="T60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610" style:parent-style-name="Textbody" style:family="paragraph">
      <style:paragraph-properties fo:margin-bottom="0in" fo:line-height="100%"/>
    </style:style>
    <style:style style:name="P611" style:parent-style-name="Textbody" style:family="paragraph">
      <style:paragraph-properties fo:margin-bottom="0in" fo:line-height="100%"/>
    </style:style>
    <style:style style:name="P612" style:parent-style-name="Textbody" style:family="paragraph">
      <style:paragraph-properties fo:margin-bottom="0in" fo:line-height="100%"/>
    </style:style>
    <style:style style:name="P613" style:parent-style-name="Textbody" style:family="paragraph">
      <style:paragraph-properties fo:margin-bottom="0in" fo:line-height="100%"/>
    </style:style>
    <style:style style:name="P614" style:parent-style-name="Textbody" style:family="paragraph">
      <style:paragraph-properties fo:margin-bottom="0in" fo:line-height="100%"/>
    </style:style>
    <style:style style:name="P615" style:parent-style-name="Textbody" style:family="paragraph">
      <style:paragraph-properties fo:margin-bottom="0in" fo:line-height="100%"/>
    </style:style>
    <style:style style:name="P616" style:parent-style-name="Textbody" style:family="paragraph">
      <style:paragraph-properties fo:margin-bottom="0in" fo:line-height="100%"/>
    </style:style>
    <style:style style:name="P617" style:parent-style-name="Textbody" style:family="paragraph">
      <style:paragraph-properties fo:margin-bottom="0in" fo:line-height="100%"/>
    </style:style>
    <style:style style:name="P618" style:parent-style-name="Standard" style:family="paragraph">
      <style:text-properties fo:color="#FF0000"/>
    </style:style>
    <style:style style:name="T619" style:parent-style-name="Car.predefinitoparagrafo" style:family="text">
      <style:text-properties fo:font-weight="bold" style:font-weight-asian="bold" style:font-weight-complex="bold"/>
    </style:style>
    <style:style style:name="T620" style:parent-style-name="Car.predefinitoparagrafo" style:family="text">
      <style:text-properties fo:font-weight="bold" style:font-weight-asian="bold" style:font-weight-complex="bold"/>
    </style:style>
    <style:style style:name="T621" style:parent-style-name="Car.predefinitoparagrafo" style:family="text">
      <style:text-properties fo:font-weight="bold" style:font-weight-asian="bold" style:font-weight-complex="bold"/>
    </style:style>
    <style:style style:name="T622" style:parent-style-name="Car.predefinitoparagrafo" style:family="text">
      <style:text-properties fo:font-weight="bold" style:font-weight-asian="bold" style:font-weight-complex="bold" fo:language="en" fo:country="GB"/>
    </style:style>
    <style:style style:name="P623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24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25" style:parent-style-name="Normale" style:family="paragraph">
      <style:paragraph-properties style:text-autospace="none" style:vertical-align="auto"/>
      <style:text-properties fo:hyphenate="true"/>
    </style:style>
    <style:style style:name="T626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T627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P628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29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30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31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32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33" style:parent-style-name="Normale" style:family="paragraph">
      <style:paragraph-properties style:text-autospace="none" style:vertical-align="auto"/>
      <style:text-properties style:font-name="Verdana" style:font-name-complex="Verdana" style:letter-kerning="false" style:language-complex="ar" style:country-complex="SA" fo:hyphenate="true"/>
    </style:style>
    <style:style style:name="P634" style:parent-style-name="Normale" style:family="paragraph">
      <style:paragraph-properties style:text-autospace="none" style:vertical-align="auto"/>
      <style:text-properties fo:hyphenate="true"/>
    </style:style>
    <style:style style:name="T635" style:parent-style-name="Car.predefinitoparagrafo" style:family="text">
      <style:text-properties style:font-name="Verdana" style:font-name-complex="Verdana" style:letter-kerning="false" style:language-complex="ar" style:country-complex="SA"/>
    </style:style>
    <style:style style:name="T636" style:parent-style-name="Car.predefinitoparagrafo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637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38" style:parent-style-name="Normale" style:family="paragraph">
      <style:paragraph-properties style:text-autospace="none" style:vertical-align="auto"/>
      <style:text-properties style:font-name="Verdana" style:font-name-complex="Verdana" style:letter-kerning="false" fo:language="en" fo:country="GB" style:language-complex="ar" style:country-complex="SA" fo:hyphenate="true"/>
    </style:style>
    <style:style style:name="P639" style:parent-style-name="Textbody" style:family="paragraph">
      <style:paragraph-properties fo:margin-bottom="0in" fo:line-height="100%"/>
      <style:text-properties fo:language="en" fo:country="GB"/>
    </style:style>
    <style:style style:name="P640" style:parent-style-name="Textbody" style:family="paragraph">
      <style:paragraph-properties fo:margin-bottom="0in" fo:line-height="100%"/>
    </style:style>
    <style:style style:name="P64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42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4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44" style:parent-style-name="Textbody" style:family="paragraph">
      <style:paragraph-properties fo:margin-bottom="0in" fo:line-height="100%"/>
    </style:style>
    <style:style style:name="P645" style:parent-style-name="Textbody" style:family="paragraph">
      <style:paragraph-properties fo:margin-bottom="0in" fo:line-height="100%"/>
    </style:style>
    <style:style style:name="P646" style:parent-style-name="Textbody" style:family="paragraph">
      <style:paragraph-properties fo:margin-bottom="0in" fo:line-height="100%"/>
    </style:style>
    <style:style style:name="P647" style:parent-style-name="Textbody" style:family="paragraph">
      <style:paragraph-properties fo:margin-bottom="0in" fo:line-height="100%"/>
    </style:style>
    <style:style style:name="P648" style:parent-style-name="Textbody" style:family="paragraph">
      <style:paragraph-properties fo:margin-bottom="0in" fo:line-height="100%"/>
    </style:style>
    <style:style style:name="P649" style:parent-style-name="Textbody" style:family="paragraph">
      <style:paragraph-properties fo:margin-bottom="0in" fo:line-height="100%"/>
    </style:style>
    <style:style style:name="P650" style:parent-style-name="Textbody" style:family="paragraph">
      <style:paragraph-properties fo:margin-bottom="0in" fo:line-height="100%"/>
    </style:style>
    <style:style style:name="P651" style:parent-style-name="Textbody" style:family="paragraph">
      <style:paragraph-properties fo:margin-bottom="0in" fo:line-height="100%"/>
    </style:style>
    <style:style style:name="P652" style:parent-style-name="Textbody" style:family="paragraph">
      <style:paragraph-properties fo:margin-bottom="0in" fo:line-height="100%"/>
    </style:style>
    <style:style style:name="P653" style:parent-style-name="Textbody" style:family="paragraph">
      <style:paragraph-properties fo:margin-bottom="0in" fo:line-height="100%"/>
    </style:style>
    <style:style style:name="P654" style:parent-style-name="Textbody" style:family="paragraph">
      <style:paragraph-properties fo:margin-bottom="0in" fo:line-height="100%"/>
    </style:style>
    <style:style style:name="P655" style:parent-style-name="Textbody" style:family="paragraph">
      <style:paragraph-properties fo:margin-bottom="0in" fo:line-height="100%"/>
    </style:style>
    <style:style style:name="P656" style:parent-style-name="Textbody" style:family="paragraph">
      <style:paragraph-properties fo:margin-bottom="0in" fo:line-height="100%"/>
    </style:style>
    <style:style style:name="P657" style:parent-style-name="Textbody" style:family="paragraph">
      <style:paragraph-properties fo:margin-bottom="0in" fo:line-height="100%"/>
    </style:style>
    <style:style style:name="P658" style:parent-style-name="Textbody" style:family="paragraph">
      <style:paragraph-properties fo:margin-bottom="0in" fo:line-height="100%"/>
    </style:style>
    <style:style style:name="P659" style:parent-style-name="Textbody" style:family="paragraph">
      <style:paragraph-properties fo:margin-bottom="0in" fo:line-height="100%"/>
    </style:style>
    <style:style style:name="P660" style:parent-style-name="Textbody" style:family="paragraph">
      <style:paragraph-properties fo:margin-bottom="0in" fo:line-height="100%"/>
    </style:style>
    <style:style style:name="P661" style:parent-style-name="Textbody" style:family="paragraph">
      <style:paragraph-properties fo:margin-bottom="0in" fo:line-height="100%"/>
    </style:style>
    <style:style style:name="P662" style:parent-style-name="Textbody" style:family="paragraph">
      <style:paragraph-properties fo:margin-bottom="0in" fo:line-height="100%"/>
    </style:style>
    <style:style style:name="P663" style:parent-style-name="Textbody" style:family="paragraph">
      <style:paragraph-properties fo:margin-bottom="0in" fo:line-height="100%"/>
    </style:style>
    <style:style style:name="P664" style:parent-style-name="Textbody" style:family="paragraph">
      <style:paragraph-properties fo:margin-bottom="0in" fo:line-height="100%"/>
    </style:style>
    <style:style style:name="P665" style:parent-style-name="Textbody" style:family="paragraph">
      <style:paragraph-properties fo:margin-bottom="0in" fo:line-height="100%"/>
    </style:style>
    <style:style style:name="P666" style:parent-style-name="Textbody" style:family="paragraph">
      <style:paragraph-properties fo:margin-bottom="0in" fo:line-height="100%"/>
    </style:style>
    <style:style style:name="P667" style:parent-style-name="Textbody" style:family="paragraph">
      <style:paragraph-properties fo:margin-bottom="0in" fo:line-height="100%"/>
    </style:style>
    <style:style style:name="P668" style:parent-style-name="Textbody" style:family="paragraph">
      <style:paragraph-properties fo:margin-bottom="0in" fo:line-height="100%"/>
    </style:style>
    <style:style style:name="P669" style:parent-style-name="Textbody" style:family="paragraph">
      <style:paragraph-properties fo:margin-bottom="0in" fo:line-height="100%"/>
    </style:style>
    <style:style style:name="P670" style:parent-style-name="Textbody" style:family="paragraph">
      <style:paragraph-properties fo:margin-bottom="0in" fo:line-height="100%"/>
    </style:style>
    <style:style style:name="P671" style:parent-style-name="Normale" style:family="paragraph">
      <style:paragraph-properties style:text-autospace="none" style:vertical-align="auto"/>
      <style:text-properties fo:hyphenate="true"/>
    </style:style>
    <style:style style:name="T67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7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74" style:parent-style-name="Normale" style:family="paragraph">
      <style:paragraph-properties style:text-autospace="none" style:vertical-align="auto"/>
      <style:text-properties fo:hyphenate="true"/>
    </style:style>
    <style:style style:name="T67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7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677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78" style:parent-style-name="Normale" style:family="paragraph">
      <style:paragraph-properties style:text-autospace="none" style:vertical-align="auto"/>
      <style:text-properties fo:hyphenate="true"/>
    </style:style>
    <style:style style:name="T67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81" style:parent-style-name="Normale" style:family="paragraph">
      <style:paragraph-properties style:text-autospace="none" style:vertical-align="auto"/>
      <style:text-properties fo:hyphenate="true"/>
    </style:style>
    <style:style style:name="T68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84" style:parent-style-name="Normale" style:family="paragraph">
      <style:paragraph-properties style:text-autospace="none" style:vertical-align="auto"/>
      <style:text-properties fo:hyphenate="true"/>
    </style:style>
    <style:style style:name="T68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8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87" style:parent-style-name="Normale" style:family="paragraph">
      <style:paragraph-properties style:text-autospace="none" style:vertical-align="auto"/>
      <style:text-properties fo:hyphenate="true"/>
    </style:style>
    <style:style style:name="T68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9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692" style:parent-style-name="Normale" style:family="paragraph">
      <style:paragraph-properties style:text-autospace="none" style:vertical-align="auto"/>
      <style:text-properties fo:hyphenate="true"/>
    </style:style>
    <style:style style:name="T69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9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69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9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697" style:parent-style-name="Normale" style:family="paragraph">
      <style:paragraph-properties style:text-autospace="none" style:vertical-align="auto"/>
      <style:text-properties fo:hyphenate="true"/>
    </style:style>
    <style:style style:name="T69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9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70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01" style:parent-style-name="Normale" style:family="paragraph">
      <style:paragraph-properties style:text-autospace="none" style:vertical-align="auto"/>
      <style:text-properties fo:hyphenate="true"/>
    </style:style>
    <style:style style:name="T70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0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0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0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709" style:parent-style-name="Normale" style:family="paragraph">
      <style:paragraph-properties style:text-autospace="none" style:vertical-align="auto"/>
      <style:text-properties fo:hyphenate="true"/>
    </style:style>
    <style:style style:name="T7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717" style:parent-style-name="Normale" style:family="paragraph">
      <style:paragraph-properties style:text-autospace="none" style:vertical-align="auto"/>
      <style:text-properties fo:hyphenate="true"/>
    </style:style>
    <style:style style:name="T71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1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2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2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725" style:parent-style-name="Normale" style:family="paragraph">
      <style:paragraph-properties style:text-autospace="none" style:vertical-align="auto"/>
      <style:text-properties fo:hyphenate="true"/>
    </style:style>
    <style:style style:name="T7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3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3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733" style:parent-style-name="Normale" style:family="paragraph">
      <style:paragraph-properties style:text-autospace="none" style:vertical-align="auto"/>
      <style:text-properties fo:hyphenate="true"/>
    </style:style>
    <style:style style:name="T73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3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3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3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3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39" style:parent-style-name="Normale" style:family="paragraph">
      <style:paragraph-properties style:text-autospace="none" style:vertical-align="auto"/>
      <style:text-properties fo:hyphenate="true"/>
    </style:style>
    <style:style style:name="T74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41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3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4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4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4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48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4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51" style:parent-style-name="Normale" style:family="paragraph">
      <style:paragraph-properties style:text-autospace="none" style:vertical-align="auto"/>
      <style:text-properties fo:hyphenate="true"/>
    </style:style>
    <style:style style:name="T75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53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5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5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5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5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5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0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6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63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64" style:parent-style-name="Normale" style:family="paragraph">
      <style:paragraph-properties style:text-autospace="none" style:vertical-align="auto"/>
      <style:text-properties fo:hyphenate="true"/>
    </style:style>
    <style:style style:name="T76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6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7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6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69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7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7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7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4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7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6" style:parent-style-name="Car.predefinitoparagrafo" style:family="text">
      <style:text-properties style:font-name="Verdana" style:font-name-complex="Verdana" fo:color="#C41A16" style:letter-kerning="false" fo:language="en" fo:country="GB" style:language-complex="ar" style:country-complex="SA"/>
    </style:style>
    <style:style style:name="T777" style:parent-style-name="Car.predefinitoparagrafo" style:family="text">
      <style:text-properties style:font-name="Verdana" style:font-name-complex="Verdana" fo:color="#5A9EDA" style:letter-kerning="false" fo:language="en" fo:country="GB" style:language-complex="ar" style:country-complex="SA"/>
    </style:style>
    <style:style style:name="T77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7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8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8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T78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8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8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86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87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fo:language="en" fo:country="GB" style:language-complex="ar" style:country-complex="SA" fo:hyphenate="true"/>
    </style:style>
    <style:style style:name="P788" style:parent-style-name="Normale" style:family="paragraph">
      <style:paragraph-properties style:text-autospace="none" style:vertical-align="auto"/>
      <style:text-properties fo:hyphenate="true"/>
    </style:style>
    <style:style style:name="T78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0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79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2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79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4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79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796" style:parent-style-name="Normale" style:family="paragraph">
      <style:paragraph-properties style:text-autospace="none" style:vertical-align="auto"/>
      <style:text-properties fo:hyphenate="true"/>
    </style:style>
    <style:style style:name="T79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799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80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01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80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0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80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805" style:parent-style-name="Normale" style:family="paragraph">
      <style:paragraph-properties style:text-autospace="none" style:vertical-align="auto"/>
      <style:text-properties fo:hyphenate="true"/>
    </style:style>
    <style:style style:name="T80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0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80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0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8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813" style:parent-style-name="Normale" style:family="paragraph">
      <style:paragraph-properties style:text-autospace="none" style:vertical-align="auto"/>
      <style:text-properties fo:hyphenate="true"/>
    </style:style>
    <style:style style:name="T81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16" style:parent-style-name="Textbody" style:family="paragraph">
      <style:paragraph-properties fo:margin-bottom="0in" fo:line-height="100%"/>
    </style:style>
    <style:style style:name="P817" style:parent-style-name="Textbody" style:family="paragraph">
      <style:paragraph-properties fo:margin-bottom="0in" fo:line-height="100%"/>
    </style:style>
    <style:style style:name="P818" style:parent-style-name="Textbody" style:family="paragraph">
      <style:paragraph-properties fo:margin-bottom="0in" fo:line-height="100%"/>
    </style:style>
    <style:style style:name="P819" style:parent-style-name="Textbody" style:family="paragraph">
      <style:paragraph-properties fo:margin-bottom="0in" fo:line-height="100%"/>
    </style:style>
    <style:style style:name="P820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21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22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23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24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 fo:hyphenate="true"/>
    </style:style>
    <style:style style:name="P825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26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fo:language="en" fo:country="GB" style:language-asian="it" style:country-asian="IT" style:language-complex="ar" style:country-complex="SA"/>
    </style:style>
    <style:style style:name="T827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828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829" style:parent-style-name="Normale" style:family="paragraph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30" style:parent-style-name="Car.predefinitoparagrafo" style:family="text">
      <style:text-properties style:font-name="Consolas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P831" style:parent-style-name="Textbody" style:family="paragraph">
      <style:paragraph-properties fo:margin-bottom="0in" fo:line-height="100%"/>
    </style:style>
    <style:style style:name="P832" style:parent-style-name="Textbody" style:family="paragraph">
      <style:paragraph-properties fo:margin-bottom="0in" fo:line-height="100%"/>
    </style:style>
    <style:style style:name="P833" style:parent-style-name="Textbody" style:family="paragraph">
      <style:paragraph-properties fo:margin-bottom="0in" fo:line-height="100%"/>
    </style:style>
    <style:style style:name="P834" style:parent-style-name="Textbody" style:family="paragraph">
      <style:paragraph-properties fo:margin-bottom="0in" fo:line-height="100%"/>
    </style:style>
    <style:style style:name="P835" style:parent-style-name="Textbody" style:family="paragraph">
      <style:paragraph-properties fo:margin-bottom="0in" fo:line-height="100%"/>
    </style:style>
    <style:style style:name="P836" style:parent-style-name="Textbody" style:family="paragraph">
      <style:paragraph-properties fo:margin-bottom="0in" fo:line-height="100%"/>
    </style:style>
    <style:style style:name="P837" style:parent-style-name="Textbody" style:family="paragraph">
      <style:paragraph-properties fo:margin-bottom="0in" fo:line-height="100%"/>
    </style:style>
    <style:style style:name="P838" style:parent-style-name="Textbody" style:family="paragraph">
      <style:paragraph-properties fo:margin-bottom="0in" fo:line-height="100%"/>
    </style:style>
    <style:style style:name="P839" style:parent-style-name="Textbody" style:family="paragraph">
      <style:paragraph-properties fo:margin-bottom="0in" fo:line-height="100%"/>
    </style:style>
    <style:style style:name="P840" style:parent-style-name="Textbody" style:family="paragraph">
      <style:paragraph-properties fo:margin-bottom="0in" fo:line-height="100%"/>
    </style:style>
    <style:style style:name="P841" style:parent-style-name="Textbody" style:family="paragraph">
      <style:paragraph-properties fo:margin-bottom="0in" fo:line-height="100%"/>
    </style:style>
    <style:style style:name="P842" style:parent-style-name="Textbody" style:family="paragraph">
      <style:paragraph-properties fo:margin-bottom="0in" fo:line-height="100%"/>
    </style:style>
    <style:style style:name="P843" style:parent-style-name="Textbody" style:family="paragraph">
      <style:paragraph-properties fo:margin-bottom="0in" fo:line-height="100%"/>
    </style:style>
    <style:style style:name="P844" style:parent-style-name="Textbody" style:family="paragraph">
      <style:paragraph-properties fo:margin-bottom="0in" fo:line-height="100%"/>
    </style:style>
    <style:style style:name="P845" style:parent-style-name="Textbody" style:family="paragraph">
      <style:paragraph-properties fo:margin-bottom="0in" fo:line-height="100%"/>
    </style:style>
    <style:style style:name="P846" style:parent-style-name="Textbody" style:family="paragraph">
      <style:paragraph-properties fo:margin-bottom="0in" fo:line-height="100%"/>
    </style:style>
    <style:style style:name="P847" style:parent-style-name="Textbody" style:family="paragraph">
      <style:text-properties fo:language="en" fo:country="GB"/>
    </style:style>
    <style:style style:name="P848" style:parent-style-name="Textbody" style:family="paragraph">
      <style:text-properties fo:language="en" fo:country="GB"/>
    </style:style>
    <style:style style:name="P849" style:parent-style-name="Textbody" style:family="paragraph">
      <style:text-properties fo:language="en" fo:country="GB"/>
    </style:style>
    <style:style style:name="P850" style:parent-style-name="Textbody" style:family="paragraph">
      <style:text-properties fo:language="en" fo:country="GB"/>
    </style:style>
    <style:style style:name="P851" style:parent-style-name="Textbody" style:family="paragraph">
      <style:text-properties fo:language="en" fo:country="GB"/>
    </style:style>
    <style:style style:name="P852" style:parent-style-name="Textbody" style:family="paragraph">
      <style:text-properties fo:language="en" fo:country="GB"/>
    </style:style>
    <style:style style:name="P853" style:parent-style-name="Textbody" style:family="paragraph">
      <style:text-properties fo:language="en" fo:country="GB"/>
    </style:style>
    <style:style style:name="P854" style:parent-style-name="Textbody" style:family="paragraph">
      <style:text-properties fo:language="en" fo:country="GB"/>
    </style:style>
    <style:style style:name="P855" style:parent-style-name="Textbody" style:family="paragraph">
      <style:text-properties fo:language="en" fo:country="GB"/>
    </style:style>
    <style:style style:name="P856" style:parent-style-name="Textbody" style:family="paragraph">
      <style:text-properties fo:language="en" fo:country="GB"/>
    </style:style>
    <style:style style:name="P857" style:parent-style-name="Textbody" style:family="paragraph">
      <style:text-properties fo:language="en" fo:country="GB"/>
    </style:style>
    <style:style style:name="P858" style:parent-style-name="Textbody" style:family="paragraph">
      <style:text-properties fo:language="en" fo:country="GB"/>
    </style:style>
    <style:style style:name="T859" style:parent-style-name="Car.predefinitoparagrafo" style:family="text">
      <style:text-properties fo:language="en" fo:country="GB"/>
    </style:style>
    <style:style style:name="T860" style:parent-style-name="Collegamentoipertestuale" style:family="text">
      <style:text-properties fo:language="en" fo:country="GB"/>
    </style:style>
    <style:style style:name="P861" style:parent-style-name="Textbody" style:family="paragraph">
      <style:text-properties fo:language="en" fo:country="GB"/>
    </style:style>
    <style:style style:name="P862" style:parent-style-name="Textbody" style:family="paragraph">
      <style:text-properties fo:language="en" fo:country="GB"/>
    </style:style>
    <style:style style:name="P863" style:parent-style-name="Textbody" style:family="paragraph">
      <style:text-properties fo:language="en" fo:country="GB"/>
    </style:style>
    <style:style style:name="P864" style:parent-style-name="Textbody" style:family="paragraph">
      <style:text-properties fo:language="en" fo:country="GB"/>
    </style:style>
    <style:style style:name="P865" style:parent-style-name="Textbody" style:family="paragraph">
      <style:text-properties fo:language="en" fo:country="GB"/>
    </style:style>
    <style:style style:name="P866" style:parent-style-name="Textbody" style:family="paragraph">
      <style:text-properties fo:language="en" fo:country="GB"/>
    </style:style>
    <style:style style:name="P867" style:parent-style-name="Textbody" style:family="paragraph">
      <style:text-properties fo:language="en" fo:country="GB"/>
    </style:style>
    <style:style style:name="P868" style:parent-style-name="Textbody" style:family="paragraph">
      <style:text-properties fo:language="en" fo:country="GB"/>
    </style:style>
    <style:style style:name="P869" style:parent-style-name="Textbody" style:family="paragraph">
      <style:text-properties fo:language="en" fo:country="GB"/>
    </style:style>
    <style:style style:name="T870" style:parent-style-name="Car.predefinitoparagrafo" style:family="text">
      <style:text-properties fo:language="en" fo:country="GB"/>
    </style:style>
    <style:style style:name="P871" style:parent-style-name="Textbody" style:family="paragraph">
      <style:paragraph-properties fo:margin-bottom="0in" fo:line-height="100%"/>
    </style:style>
    <style:style style:name="P872" style:parent-style-name="Textbody" style:family="paragraph">
      <style:paragraph-properties fo:margin-bottom="0in" fo:line-height="100%"/>
    </style:style>
    <style:style style:name="P873" style:parent-style-name="Textbody" style:family="paragraph">
      <style:paragraph-properties fo:margin-bottom="0in" fo:line-height="100%"/>
    </style:style>
    <style:style style:name="P874" style:parent-style-name="Textbody" style:family="paragraph">
      <style:paragraph-properties fo:margin-bottom="0in" fo:line-height="100%"/>
    </style:style>
    <style:style style:name="P875" style:parent-style-name="Textbody" style:family="paragraph">
      <style:paragraph-properties fo:margin-bottom="0in" fo:line-height="100%"/>
    </style:style>
    <style:style style:name="P876" style:parent-style-name="Textbody" style:family="paragraph">
      <style:paragraph-properties fo:margin-bottom="0in" fo:line-height="100%"/>
    </style:style>
    <style:style style:name="P877" style:parent-style-name="Textbody" style:family="paragraph">
      <style:paragraph-properties fo:margin-bottom="0in" fo:line-height="100%"/>
    </style:style>
    <style:style style:name="P878" style:parent-style-name="Textbody" style:family="paragraph">
      <style:paragraph-properties fo:margin-bottom="0in" fo:line-height="100%"/>
    </style:style>
    <style:style style:name="P879" style:parent-style-name="Textbody" style:family="paragraph">
      <style:paragraph-properties fo:margin-bottom="0in" fo:line-height="100%"/>
    </style:style>
    <style:style style:name="P880" style:parent-style-name="Textbody" style:family="paragraph">
      <style:paragraph-properties fo:margin-bottom="0in" fo:line-height="100%"/>
    </style:style>
    <style:style style:name="P881" style:parent-style-name="Textbody" style:family="paragraph">
      <style:paragraph-properties fo:margin-bottom="0in" fo:line-height="100%"/>
    </style:style>
    <style:style style:name="P882" style:parent-style-name="Textbody" style:family="paragraph">
      <style:paragraph-properties fo:margin-bottom="0in" fo:line-height="100%"/>
      <style:text-properties fo:color="#FF0000"/>
    </style:style>
    <style:style style:name="T883" style:parent-style-name="Car.predefinitoparagrafo" style:family="text">
      <style:text-properties fo:font-weight="bold" style:font-weight-asian="bold" style:font-weight-complex="bold"/>
    </style:style>
    <style:style style:name="T884" style:parent-style-name="Car.predefinitoparagrafo" style:family="text">
      <style:text-properties fo:font-weight="bold" style:font-weight-asian="bold" style:font-weight-complex="bold"/>
    </style:style>
    <style:style style:name="T885" style:parent-style-name="Car.predefinitoparagrafo" style:family="text">
      <style:text-properties fo:font-weight="bold" style:font-weight-asian="bold" style:font-weight-complex="bold"/>
    </style:style>
    <style:style style:name="T886" style:parent-style-name="Car.predefinitoparagrafo" style:family="text">
      <style:text-properties fo:font-weight="bold" style:font-weight-asian="bold" style:font-weight-complex="bold" fo:language="en" fo:country="GB"/>
    </style:style>
    <style:style style:name="P887" style:parent-style-name="Textbody" style:family="paragraph">
      <style:text-properties fo:language="en" fo:country="GB"/>
    </style:style>
    <style:style style:name="P888" style:parent-style-name="Textbody" style:family="paragraph">
      <style:text-properties fo:language="en" fo:country="GB"/>
    </style:style>
    <style:style style:name="P889" style:parent-style-name="Textbody" style:family="paragraph">
      <style:text-properties fo:language="en" fo:country="GB"/>
    </style:style>
    <style:style style:name="P890" style:parent-style-name="Textbody" style:family="paragraph">
      <style:text-properties fo:language="en" fo:country="GB"/>
    </style:style>
    <style:style style:name="P891" style:parent-style-name="Textbody" style:family="paragraph">
      <style:text-properties fo:language="en" fo:country="GB"/>
    </style:style>
    <style:style style:name="P892" style:parent-style-name="Textbody" style:family="paragraph">
      <style:text-properties fo:language="en" fo:country="GB"/>
    </style:style>
    <style:style style:name="P893" style:parent-style-name="Textbody" style:family="paragraph">
      <style:text-properties fo:language="en" fo:country="GB"/>
    </style:style>
    <style:style style:name="P894" style:parent-style-name="Textbody" style:family="paragraph">
      <style:text-properties fo:language="en" fo:country="GB"/>
    </style:style>
    <style:style style:name="P895" style:parent-style-name="Textbody" style:family="paragraph">
      <style:text-properties fo:language="en" fo:country="GB"/>
    </style:style>
    <style:style style:name="P896" style:parent-style-name="Textbody" style:family="paragraph">
      <style:text-properties fo:language="en" fo:country="GB"/>
    </style:style>
    <style:style style:name="P897" style:parent-style-name="Textbody" style:family="paragraph">
      <style:text-properties fo:language="en" fo:country="GB"/>
    </style:style>
    <style:style style:name="P898" style:parent-style-name="Textbody" style:family="paragraph">
      <style:text-properties fo:language="en" fo:country="GB"/>
    </style:style>
    <style:style style:name="P899" style:parent-style-name="Textbody" style:family="paragraph">
      <style:text-properties fo:language="en" fo:country="GB"/>
    </style:style>
    <style:style style:name="P900" style:parent-style-name="Textbody" style:family="paragraph">
      <style:text-properties fo:language="en" fo:country="GB"/>
    </style:style>
    <style:style style:name="P901" style:parent-style-name="Textbody" style:family="paragraph">
      <style:text-properties fo:language="en" fo:country="GB"/>
    </style:style>
    <style:style style:name="P902" style:parent-style-name="Textbody" style:family="paragraph">
      <style:text-properties fo:language="en" fo:country="GB"/>
    </style:style>
    <style:style style:name="P903" style:parent-style-name="Textbody" style:family="paragraph">
      <style:text-properties fo:language="en" fo:country="GB"/>
    </style:style>
    <style:style style:name="P904" style:parent-style-name="Textbody" style:family="paragraph">
      <style:text-properties fo:language="en" fo:country="GB"/>
    </style:style>
    <style:style style:name="P905" style:parent-style-name="Textbody" style:family="paragraph">
      <style:text-properties fo:language="en" fo:country="GB"/>
    </style:style>
    <style:style style:name="P906" style:parent-style-name="Textbody" style:family="paragraph">
      <style:text-properties fo:language="en" fo:country="GB"/>
    </style:style>
    <style:style style:name="P907" style:parent-style-name="Textbody" style:family="paragraph">
      <style:text-properties fo:language="en" fo:country="GB"/>
    </style:style>
    <style:style style:name="P908" style:parent-style-name="Textbody" style:family="paragraph">
      <style:text-properties fo:language="en" fo:country="GB"/>
    </style:style>
    <style:style style:name="P909" style:parent-style-name="Textbody" style:family="paragraph">
      <style:text-properties fo:language="en" fo:country="GB"/>
    </style:style>
    <style:style style:name="T910" style:parent-style-name="Car.predefinitoparagrafo" style:family="text">
      <style:text-properties fo:language="en" fo:country="GB"/>
    </style:style>
    <style:style style:name="P911" style:parent-style-name="Textbody" style:family="paragraph">
      <style:paragraph-properties fo:margin-bottom="0in" fo:line-height="100%"/>
    </style:style>
    <style:style style:name="P912" style:parent-style-name="Textbody" style:family="paragraph">
      <style:paragraph-properties fo:margin-bottom="0in" fo:line-height="100%"/>
    </style:style>
    <style:style style:name="P913" style:parent-style-name="Textbody" style:family="paragraph">
      <style:paragraph-properties fo:margin-bottom="0in" fo:line-height="100%"/>
    </style:style>
    <style:style style:name="P914" style:parent-style-name="Textbody" style:family="paragraph">
      <style:paragraph-properties fo:margin-bottom="0in" fo:line-height="100%"/>
    </style:style>
    <style:style style:name="P915" style:parent-style-name="Textbody" style:family="paragraph">
      <style:text-properties fo:language="en" fo:country="GB"/>
    </style:style>
    <style:style style:name="P916" style:parent-style-name="Textbody" style:family="paragraph">
      <style:text-properties fo:language="en" fo:country="GB"/>
    </style:style>
    <style:style style:name="P917" style:parent-style-name="Textbody" style:family="paragraph">
      <style:text-properties fo:language="en" fo:country="GB"/>
    </style:style>
    <style:style style:name="P918" style:parent-style-name="Textbody" style:family="paragraph">
      <style:text-properties fo:language="en" fo:country="GB"/>
    </style:style>
    <style:style style:name="P919" style:parent-style-name="Textbody" style:family="paragraph">
      <style:text-properties fo:language="en" fo:country="GB"/>
    </style:style>
    <style:style style:name="T920" style:parent-style-name="Car.predefinitoparagrafo" style:family="text">
      <style:text-properties fo:language="en" fo:country="GB"/>
    </style:style>
    <style:style style:name="P921" style:parent-style-name="Textbody" style:family="paragraph">
      <style:paragraph-properties fo:margin-bottom="0in" fo:line-height="100%"/>
    </style:style>
    <style:style style:name="P922" style:parent-style-name="Textbody" style:family="paragraph">
      <style:paragraph-properties fo:margin-bottom="0in" fo:line-height="100%"/>
    </style:style>
    <style:style style:name="P923" style:parent-style-name="Textbody" style:family="paragraph">
      <style:paragraph-properties fo:margin-bottom="0in" fo:line-height="100%"/>
    </style:style>
    <style:style style:name="P924" style:parent-style-name="Textbody" style:family="paragraph">
      <style:paragraph-properties fo:margin-bottom="0in" fo:line-height="100%"/>
    </style:style>
    <style:style style:name="P925" style:parent-style-name="Textbody" style:family="paragraph">
      <style:paragraph-properties fo:margin-bottom="0in" fo:line-height="100%"/>
      <style:text-properties fo:color="#FF0000"/>
    </style:style>
    <style:style style:name="P926" style:parent-style-name="Textbody" style:family="paragraph">
      <style:paragraph-properties fo:margin-bottom="0in" fo:line-height="100%"/>
      <style:text-properties fo:color="#FF0000"/>
    </style:style>
    <style:style style:name="P927" style:parent-style-name="Textbody" style:family="paragraph">
      <style:paragraph-properties fo:margin-bottom="0in" fo:line-height="100%"/>
      <style:text-properties fo:color="#FF0000"/>
    </style:style>
    <style:style style:name="P928" style:parent-style-name="Textbody" style:family="paragraph">
      <style:paragraph-properties fo:margin-bottom="0in" fo:line-height="100%"/>
      <style:text-properties fo:color="#FF0000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<text:span text:style-name="T4">PREFIX<text:s/></text:span><text:span text:style-name="T5">: &lt;http://www.semanticweb.org/OntologiaRicercaLavoro#&gt;</text:span></text:p>
      <text:p text:style-name="P6"><text:span text:style-name="T7">PREFIX<text:s/></text:span><text:span text:style-name="T8">foaf: &lt;</text:span><text:a xlink:href="http://xmlns.com/foaf/0.1/" office:target-frame-name="_top" xlink:show="replace"><text:span text:style-name="T9">http://xmlns.com/foaf/0.1/</text:span></text:a><text:span text:style-name="T10">&gt;</text:span></text:p>
      <text:p text:style-name="P11"><text:span text:style-name="T12">PREFIX</text:span><text:span text:style-name="T13"><text:s/>frapo: &lt;http://purl.org/cerif/frapo/&gt;</text:span></text:p>
      <text:p text:style-name="P14"/>
      <text:p text:style-name="Standard"/>
      <text:p text:style-name="Standard">------------------------------------------------------------------------------------------------------------------------</text:p>
      <text:p text:style-name="P15">1</text:p>
      <text:p text:style-name="Standard"><text:span text:style-name="T16"><text:tab/>COSA FA:</text:span></text:p>
      <text:p text:style-name="Standard">Prende tutti i candidati che hanno una "LaureaSpecialistica" (<text:span text:style-name="T17">Aggiornare la tabella con il<text:s/></text:span><text:span text:style-name="T18">nomeTitoloDiStudi)</text:span></text:p>
      <text:p text:style-name="Standard"><text:tab/><text:span text:style-name="T19">RISULTATO:</text:span></text:p>
      <text:p text:style-name="Standard"><draw:frame draw:style-name="a0" draw:name="Immagine 13" text:anchor-type="as-char" svg:x="0in" svg:y="0in" svg:width="6.69306in" svg:height="0.4625in" style:rel-width="scale" style:rel-height="scale"><draw:image xlink:href="media/image1.png" xlink:type="simple" xlink:show="embed" xlink:actuate="onLoad"/><svg:title/><svg:desc/></draw:frame></text:p>
      <text:p text:style-name="Standard"><text:span text:style-name="T20"><text:tab/></text:span><text:span text:style-name="T21">QUERY:</text:span></text:p>
      <text:p text:style-name="Standard"><text:span text:style-name="T22">SELECT ?candidato ?ls<text:s/></text:span><text:span text:style-name="T23">?nomeTitoloDiStudi</text:span></text:p>
      <text:p text:style-name="P24">WHERE {</text:p>
      <text:p text:style-name="Standard"><text:span text:style-name="T25"><text:tab/></text:span><text:span text:style-name="T26">?candidato :possiede ?cv.</text:span></text:p>
      <text:p text:style-name="P27"><text:tab/>?cv :contiene ?campi_cv.</text:p>
      <text:p text:style-name="P28"><text:tab/>?campi_cv :haCampo ?ls.</text:p>
      <text:p text:style-name="P29">?ls :nome ?nomeTitoloDiStudi.</text:p>
      <text:p text:style-name="Standard"><text:span text:style-name="T30"><text:tab/></text:span><text:span text:style-name="T31">?cv rdf:type :CV.</text:span></text:p>
      <text:p text:style-name="P32"><text:tab/>?campi_cv rdf:type<text:s/>:Campi_CV.</text:p>
      <text:p text:style-name="Standard"><text:span text:style-name="T33"><text:tab/></text:span><text:span text:style-name="T34">?ls rdf:type :LaureaSpecialistica.</text:span></text:p>
      <text:p text:style-name="P35">}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36"/>
      <text:p text:style-name="Standard">------------------------------------------------------------------------------------------------------------------------</text:p>
      <text:p text:style-name="P37">2</text:p>
      <text:p text:style-name="Standard"><text:span text:style-name="T38"><text:tab/>COSA FA:</text:span></text:p>
      <text:p text:style-name="Standard">Il candidato vuole vedere, nella bacheca, tutte le aziende che hanno pubblicato degli annunci</text:p>
      <text:p text:style-name="Standard"><text:tab/><text:span text:style-name="T39">RISULTATO:</text:span></text:p>
      <text:p text:style-name="Standard"><draw:frame draw:style-name="a1" draw:name="Immagine 12" text:anchor-type="as-char" svg:x="0in" svg:y="0in" svg:width="6.69306in" svg:height="0.77222in" style:rel-width="scale" style:rel-height="scale"><draw:image xlink:href="media/image2.png" xlink:type="simple" xlink:show="embed" xlink:actuate="onLoad"/><svg:title/><svg:desc/></draw:frame></text:p>
      <text:p text:style-name="Standard"><text:span text:style-name="T40"><text:tab/>QUERY:</text:span></text:p>
      <text:p text:style-name="P41">SELECT ?azienda ?annuncio</text:p>
      <text:p text:style-name="P42">WHERE {</text:p>
      <text:p text:style-name="P43"><text:tab/>?annuncio :ePubblicato ?azienda.</text:p>
      <text:p text:style-name="P44"><text:tab/>?annuncio rdf:type :Annuncio.</text:p>
      <text:p text:style-name="P45">}</text:p>
      <text:p text:style-name="Standard"/>
      <text:p text:style-name="Standard"><text:span text:style-name="T46">------------------------------------------------------------------------------------------------------------------------</text:span></text:p>
      <text:soft-page-break/>
      <text:p text:style-name="P47">------------------------------------------------------------------------------------------------------------------------</text:p>
      <text:p text:style-name="P48">3</text:p>
      <text:p text:style-name="P49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50">R</text:span><text:span text:style-name="T51">ISULTATO:</text:span></text:p>
      <text:p text:style-name="Standard"><draw:frame draw:style-name="a2" draw:name="Immagine 15" text:anchor-type="as-char" svg:x="0in" svg:y="0in" svg:width="6.69306in" svg:height="0.79931in" style:rel-width="scale" style:rel-height="scale"><draw:image xlink:href="media/image3.png" xlink:type="simple" xlink:show="embed" xlink:actuate="onLoad"/><svg:title/><svg:desc/></draw:frame></text:p>
      <text:p text:style-name="Standard"><text:span text:style-name="T52"><text:tab/>QUERY:</text:span></text:p>
      <text:p text:style-name="P53"/>
      <text:p text:style-name="P54"><text:span text:style-name="T55">SELECT<text:s/></text:span><text:span text:style-name="T56">?candidato ?settoreInformatico<text:s/></text:span><text:span text:style-name="T57">(</text:span><text:span text:style-name="T58">SAMPLE</text:span><text:span text:style-name="T59">(</text:span><text:span text:style-name="T60">?studiUniversitari</text:span><text:span text:style-name="T61">)</text:span><text:span text:style-name="T62"><text:s/></text:span><text:span text:style-name="T63">AS</text:span><text:span text:style-name="T64"><text:s/>?StudiUni</text:span><text:span text:style-name="T65">)</text:span><text:span text:style-name="T66"><text:s/></text:span><text:span text:style-name="T67">(</text:span><text:span text:style-name="T68">SAMPLE</text:span><text:span text:style-name="T69">(</text:span><text:span text:style-name="T70">?nomeTitoloDiStudi</text:span><text:span text:style-name="T71">)</text:span><text:span text:style-name="T72"><text:s/>AS<text:s/></text:span><text:span text:style-name="T73">?candidatoNTDS</text:span><text:span text:style-name="T74">)</text:span></text:p>
      <text:p text:style-name="P75"><text:span text:style-name="T76">WHERE<text:s/></text:span><text:span text:style-name="T77">{</text:span></text:p>
      <text:p text:style-name="P78"><text:span text:style-name="T79"><text:s text:c="4"/></text:span><text:span text:style-name="T80">?candidato</text:span><text:span text:style-name="T81"><text:s/></text:span><text:span text:style-name="T82">:haSettoreDiInteresse</text:span><text:span text:style-name="T83"><text:s/></text:span><text:span text:style-name="T84">?settoreInformatico</text:span><text:span text:style-name="T85">;</text:span></text:p>
      <text:p text:style-name="P86"><text:span text:style-name="T87"><text:s text:c="15"/></text:span><text:span text:style-name="T88">:possiede</text:span><text:span text:style-name="T89"><text:s/></text:span><text:span text:style-name="T90">?cv</text:span><text:span text:style-name="T91">.</text:span></text:p>
      <text:p text:style-name="P92"><text:span text:style-name="T93"><text:s text:c="4"/></text:span><text:span text:style-name="T94">?cv</text:span><text:span text:style-name="T95"><text:s/></text:span><text:span text:style-name="T96">:contiene</text:span><text:span text:style-name="T97"><text:s/></text:span><text:span text:style-name="T98">?campi_cv</text:span><text:span text:style-name="T99">.</text:span></text:p>
      <text:p text:style-name="P100"><text:span text:style-name="T101"><text:s text:c="4"/></text:span><text:span text:style-name="T102">?campi_cv</text:span><text:span text:style-name="T103"><text:s/></text:span><text:span text:style-name="T104">:haCampo</text:span><text:span text:style-name="T105"><text:s/></text:span><text:span text:style-name="T106">?studiUniversitari</text:span><text:span text:style-name="T107">.</text:span></text:p>
      <text:p text:style-name="P108"><text:span text:style-name="T109"><text:s text:c="4"/></text:span><text:span text:style-name="T110">?studiUniversitari</text:span><text:span text:style-name="T111"><text:s/></text:span><text:span text:style-name="T112">:nome</text:span><text:span text:style-name="T113"><text:s/></text:span><text:span text:style-name="T114">?nomeTitoloDiStudi</text:span><text:span text:style-name="T115">.</text:span></text:p>
      <text:p text:style-name="P116"/>
      <text:p text:style-name="P117"><text:span text:style-name="T118"><text:s text:c="4"/></text:span><text:span text:style-name="T119">?settoreInformatico</text:span><text:span text:style-name="T120"><text:s/></text:span><text:span text:style-name="T121">rdf:type</text:span><text:span text:style-name="T122"><text:s/></text:span><text:span text:style-name="T123">:Informatico</text:span><text:span text:style-name="T124">.</text:span></text:p>
      <text:p text:style-name="P125"><text:span text:style-name="T126"><text:s text:c="4"/></text:span><text:span text:style-name="T127">?cv</text:span><text:span text:style-name="T128"><text:s/></text:span><text:span text:style-name="T129">rdf:type</text:span><text:span text:style-name="T130"><text:s/></text:span><text:span text:style-name="T131">:CV</text:span><text:span text:style-name="T132">.</text:span></text:p>
      <text:p text:style-name="P133"><text:span text:style-name="T134"><text:s text:c="4"/></text:span><text:span text:style-name="T135">?campi_cv</text:span><text:span text:style-name="T136"><text:s/></text:span><text:span text:style-name="T137">rdf:type</text:span><text:span text:style-name="T138"><text:s/></text:span><text:span text:style-name="T139">:Campi_CV</text:span><text:span text:style-name="T140">.</text:span></text:p>
      <text:p text:style-name="P141"><text:span text:style-name="T142"><text:s text:c="4"/></text:span><text:span text:style-name="T143">?studiUniversitari</text:span><text:span text:style-name="T144"><text:s/></text:span><text:span text:style-name="T145">rdf:type</text:span><text:span text:style-name="T146"><text:s/></text:span><text:span text:style-name="T147">:StudiUniversitari</text:span><text:span text:style-name="T148">.</text:span></text:p>
      <text:p text:style-name="P149"><text:span text:style-name="T150">}</text:span></text:p>
      <text:p text:style-name="P151"><text:span text:style-name="T152">GROUP</text:span><text:span text:style-name="T153"><text:s/></text:span><text:span text:style-name="T154">BY</text:span><text:span text:style-name="T155"><text:s/></text:span><text:span text:style-name="T156">?candidato ?settoreInformatico</text:span></text:p>
      <text:p text:style-name="P157"/>
      <text:p text:style-name="P158">NUOVAAAAA (funziona correttamente anche con Applicazione):</text:p>
      <text:p text:style-name="P159"/>
      <text:p text:style-name="P160">SELECT distinct ?candidato ?studiUniversitari ?nomeTitoloDiStudi</text:p>
      <text:p text:style-name="P161">WHERE {</text:p>
      <text:p text:style-name="P162"><text:s text:c="5"/>?candidato :possiede ?cv.</text:p>
      <text:p text:style-name="P163"><text:s text:c="4"/>?cv :contiene ?campi_cv.</text:p>
      <text:p text:style-name="P164"><text:span text:style-name="T165"><text:s text:c="4"/>?campi_cv :haCampo ?studiUniversitari.</text:span></text:p>
      <text:p text:style-name="P166"><text:s text:c="4"/>?studiUniversitari :nome ?nomeTitoloDiStudi;</text:p>
      <text:p text:style-name="P167"><text:s text:c="23"/>:haSettoreStudi ?informatico.</text:p>
      <text:p text:style-name="P168"><text:s text:c="4"/>?informatico rdf:type :Informatico.</text:p>
      <text:p text:style-name="P169"><text:span text:style-name="T170"><text:s text:c="4"/></text:span><text:span text:style-name="T171">?cv rdf:type :CV.</text:span></text:p>
      <text:p text:style-name="P172"><text:s text:c="4"/>?campi_cv rdf:type :Campi_CV.</text:p>
      <text:p text:style-name="P173"><text:span text:style-name="T174"><text:s text:c="4"/></text:span><text:span text:style-name="T175">?studiUniversitari rdf:type :StudiUniversitari. <text:s text:c="2"/></text:span></text:p>
      <text:p text:style-name="P176">}</text:p>
      <text:p text:style-name="P177">ORDER BY ?Candidato</text:p>
      <text:p text:style-name="P178"><text:span text:style-name="T179"><draw:frame draw:style-name="a3" draw:name="Immagine 11" text:anchor-type="as-char" svg:x="0in" svg:y="0in" svg:width="6.70645in" svg:height="0.59297in" style:rel-width="scale" style:rel-height="scale"><draw:image xlink:href="media/image4.png" xlink:type="simple" xlink:show="embed" xlink:actuate="onLoad"/><svg:title/><svg:desc/></draw:frame></text:span></text:p>
      <text:p text:style-name="P180"/>
      <text:p text:style-name="P181">------------------------------------------------------------------------------------------------------------------------</text:p>
      <text:p text:style-name="P182">4</text:p>
      <text:p text:style-name="Standard"><text:span text:style-name="T183"><text:tab/>COSA FA:</text:span></text:p>
      <text:soft-page-break/>
      <text:p text:style-name="Standard">Ritorna come risultato tutte le aziende che hanno un numero di sedi &gt;6 e hanno più di 2 sedi principali</text:p>
      <text:p text:style-name="Standard">FARE con<text:s/>SPARQL query</text:p>
      <text:p text:style-name="Standard"><text:tab/><text:span text:style-name="T184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185"><text:tab/>QUERY:</text:span></text:p>
      <text:p text:style-name="P186">SELECT ?azienda ?numeroSedi (COUNT (?nazione) AS ?numNazioni)</text:p>
      <text:p text:style-name="P187">WHERE {<text:s/></text:p>
      <text:p text:style-name="P188"><text:s text:c="4"/>?azienda :numeroSedi ?numeroSedi;</text:p>
      <text:p text:style-name="P189"><text:tab/><text:s text:c="4"/>:haSedePrincipaleIn ?nazione.</text:p>
      <text:p text:style-name="P190"><text:s text:c="4"/>FILTER (?numeroSedi &gt; 6).</text:p>
      <text:p text:style-name="P191">}</text:p>
      <text:p text:style-name="P192">GROUP BY ?azienda ?numeroSedi</text:p>
      <text:p text:style-name="P193">HAVING(?numNazioni &gt;2)</text:p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------------------------------------------------------------------------------------------------------------------------</text:p>
      <text:p text:style-name="P211">5</text:p>
      <text:p text:style-name="P212"><text:tab/>COSA FA:</text:p>
      <text:p text:style-name="Standard">Ponendosi dal lato del candidato, la query trova tutte le aziende che hanno pubblicato un annuncio avente un salario mensile &gt;1000 e come competenze richieste la conoscenza di Swift.</text:p>
      <text:p text:style-name="Standard"><text:tab/><text:span text:style-name="T213">RISULTATO:</text:span></text:p>
      <text:p text:style-name="Standard"><draw:frame draw:style-name="a5" draw:name="Immagine 12" text:anchor-type="as-char" svg:x="0in" svg:y="0in" svg:width="6.69804in" svg:height="0.29397in" style:rel-width="scale" style:rel-height="scale"><draw:image xlink:href="media/image6.png" xlink:type="simple" xlink:show="embed" xlink:actuate="onLoad"/><svg:title/><svg:desc/></draw:frame></text:p>
      <text:p text:style-name="Standard"><text:span text:style-name="T214"><text:tab/>QUERY:</text:span></text:p>
      <text:p text:style-name="P215"/>
      <text:p text:style-name="P216"><text:span text:style-name="T217">SELECT</text:span><text:span text:style-name="T218"><text:s/></text:span><text:span text:style-name="T219">?azienda</text:span><text:span text:style-name="T220"><text:s/></text:span><text:span text:style-name="T221">?competenzeRichiesteDettagli ?salario</text:span></text:p>
      <text:p text:style-name="P222"><text:span text:style-name="T223">WHERE</text:span><text:span text:style-name="T224"><text:s/>{</text:span></text:p>
      <text:p text:style-name="P225"><text:span text:style-name="T226"><text:s text:c="4"/></text:span><text:span text:style-name="T227">?azienda</text:span><text:span text:style-name="T228"><text:s/>:pubblica<text:s/></text:span><text:span text:style-name="T229">?annuncio</text:span><text:span text:style-name="T230">;</text:span></text:p>
      <text:p text:style-name="P231"><text:span text:style-name="T232"><text:s text:c="19"/>:haSettoreAzienda<text:s/></text:span><text:span text:style-name="T233">?informatico</text:span><text:span text:style-name="T234">.</text:span></text:p>
      <text:p text:style-name="P235"><text:span text:style-name="T236"><text:s text:c="4"/></text:span><text:span text:style-name="T237">?annuncio</text:span><text:span text:style-name="T238"><text:s/></text:span><text:span text:style-name="T239">:salarioMensile<text:s/></text:span><text:span text:style-name="T240">?salario</text:span><text:span text:style-name="T241">;</text:span></text:p>
      <text:p text:style-name="P242"><text:span text:style-name="T243"><text:s text:c="13"/></text:span><text:span text:style-name="T244"><text:tab/><text:s text:c="3"/>:competenzeRichiesteDettagli<text:s/></text:span><text:span text:style-name="T245">?competenzeRichiesteDettagli</text:span><text:span text:style-name="T246">.</text:span></text:p>
      <text:p text:style-name="P247"><text:span text:style-name="T248"><text:s text:c="4"/></text:span><text:span text:style-name="T249">FILTER</text:span><text:span text:style-name="T250"><text:s/>(</text:span><text:span text:style-name="T251">?salario</text:span><text:span text:style-name="T252"><text:s/>&gt; 1000)</text:span><text:span text:style-name="T253">.</text:span></text:p>
      <text:p text:style-name="P254"><text:span text:style-name="T255"><text:s text:c="4"/></text:span><text:span text:style-name="T256">FILTER</text:span><text:span text:style-name="T257"><text:s/></text:span><text:span text:style-name="T258">regex</text:span><text:span text:style-name="T259">(</text:span><text:span text:style-name="T260">str</text:span><text:span text:style-name="T261">(</text:span><text:span text:style-name="T262">?competenzeRichiesteDettagli</text:span><text:span text:style-name="T263">),</text:span><text:span text:style-name="T264"><text:s text:c="2"/></text:span><text:span text:style-name="T265">"Swift"</text:span><text:span text:style-name="T266">)</text:span><text:span text:style-name="T267">.</text:span></text:p>
      <text:p text:style-name="P268"><text:s text:c="4"/></text:p>
      <text:p text:style-name="P269"><text:span text:style-name="T270"><text:s text:c="4"/></text:span><text:span text:style-name="T271">?informatico<text:s/></text:span><text:span text:style-name="T272">rdf:type<text:s/></text:span><text:span text:style-name="T273">:Informatico</text:span><text:span text:style-name="T274">.</text:span></text:p>
      <text:soft-page-break/>
      <text:p text:style-name="P275"><text:span text:style-name="T276"><text:s text:c="4"/></text:span><text:span text:style-name="T277">?annuncio</text:span><text:span text:style-name="T278"><text:s/></text:span><text:span text:style-name="T279">rdf:type</text:span><text:span text:style-name="T280"><text:s/>:Annuncio</text:span><text:span text:style-name="T281">.</text:span></text:p>
      <text:p text:style-name="P282">}</text:p>
      <text:p text:style-name="P283"/>
      <text:p text:style-name="P284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5">6</text:p>
      <text:p text:style-name="P286"><text:tab/>COSA FA:</text:p>
      <text:p text:style-name="Standard">Ponendosi dal lato dell’azienda, la query permette di cercare tutti i<text:s/>lavoratori che hanno almeno un titolo di studi universitario e che posseggono un certificato di inglese, ordinandoli dal livello più alto al livello più basso</text:p>
      <text:p text:style-name="Standard"><text:tab/><text:span text:style-name="T287">RISULTATO:</text:span></text:p>
      <text:p text:style-name="Standard"><draw:frame draw:style-name="a6" draw:name="Immagine 10" text:anchor-type="as-char" svg:x="0in" svg:y="0in" svg:width="6.69306in" svg:height="0.59375in" style:rel-width="scale" style:rel-height="scale"><draw:image xlink:href="media/image7.png" xlink:type="simple" xlink:show="embed" xlink:actuate="onLoad"/><svg:title/><svg:desc/></draw:frame></text:p>
      <text:p text:style-name="Standard"><text:span text:style-name="T288"><text:tab/>QUERY:</text:span></text:p>
      <text:p text:style-name="P289"/>
      <text:p text:style-name="P290"><text:span text:style-name="T291">SELECT</text:span><text:span text:style-name="T292"><text:s text:c="2"/></text:span><text:span text:style-name="T293">distinct</text:span><text:span text:style-name="T294"><text:s/></text:span><text:span text:style-name="T295">?candidato <text:s/>?tipoCertificato</text:span></text:p>
      <text:p text:style-name="P296"><text:span text:style-name="T297">WHERE</text:span><text:span text:style-name="T298"><text:s/>{</text:span></text:p>
      <text:p text:style-name="P299"><text:span text:style-name="T300"><text:s text:c="4"/></text:span><text:span text:style-name="T301">?candidato</text:span><text:span text:style-name="T302"><text:s/>:possiede<text:s/></text:span><text:span text:style-name="T303">?cv</text:span><text:span text:style-name="T304">.</text:span></text:p>
      <text:p text:style-name="P305"><text:span text:style-name="T306"><text:s text:c="4"/></text:span><text:span text:style-name="T307">?cv</text:span><text:span text:style-name="T308"><text:s/>:contiene<text:s/></text:span><text:span text:style-name="T309">?campi_cv</text:span><text:span text:style-name="T310">.</text:span></text:p>
      <text:p text:style-name="P311"><text:span text:style-name="T312"><text:s text:c="4"/></text:span><text:span text:style-name="T313">?campi_cv</text:span><text:span text:style-name="T314"><text:s/>:haCampo<text:s/></text:span><text:span text:style-name="T315">?studiUniversitari</text:span><text:span text:style-name="T316">;</text:span></text:p>
      <text:p text:style-name="P317"><text:span text:style-name="T318"><text:s text:c="4"/></text:span><text:span text:style-name="T319"><text:tab/><text:s text:c="3"/>:haCampo<text:s/></text:span><text:span text:style-name="T320">?certificatoLingua</text:span><text:span text:style-name="T321">.</text:span></text:p>
      <text:p text:style-name="P322"><text:span text:style-name="T323"><text:s text:c="4"/></text:span><text:span text:style-name="T324">?certificatoLingua</text:span><text:span text:style-name="T325"><text:s/>:nome<text:s/></text:span><text:span text:style-name="T326">?tipoCertificato</text:span><text:span text:style-name="T327">.</text:span></text:p>
      <text:p text:style-name="P328"><text:s text:c="4"/><text:tab/><text:s text:c="3"/></text:p>
      <text:p text:style-name="P329"><text:span text:style-name="T330"><text:s text:c="3"/></text:span><text:span text:style-name="T331">FILTER</text:span><text:span text:style-name="T332"><text:s/></text:span><text:span text:style-name="T333">regex</text:span><text:span text:style-name="T334">(</text:span><text:span text:style-name="T335">str</text:span><text:span text:style-name="T336">(</text:span><text:span text:style-name="T337">?tipoCertificato</text:span><text:span text:style-name="T338">),<text:s/></text:span><text:span text:style-name="T339">"inglese"</text:span><text:span text:style-name="T340">)</text:span><text:span text:style-name="T341">.</text:span></text:p>
      <text:p text:style-name="P342"><text:s text:c="4"/></text:p>
      <text:p text:style-name="P343"><text:s text:c="4"/></text:p>
      <text:p text:style-name="P344"><text:span text:style-name="T345"><text:s text:c="4"/></text:span><text:span text:style-name="T346">?cv</text:span><text:span text:style-name="T347"><text:s/></text:span><text:span text:style-name="T348">rdf:type</text:span><text:span text:style-name="T349"><text:s/>:CV</text:span><text:span text:style-name="T350">.</text:span></text:p>
      <text:p text:style-name="P351"><text:span text:style-name="T352"><text:s text:c="4"/></text:span><text:span text:style-name="T353">?campi_cv</text:span><text:span text:style-name="T354"><text:s/></text:span><text:span text:style-name="T355">rdf:type</text:span><text:span text:style-name="T356"><text:s/>:Campi_CV</text:span><text:span text:style-name="T357">.</text:span></text:p>
      <text:p text:style-name="P358"><text:span text:style-name="T359"><text:s text:c="4"/></text:span><text:span text:style-name="T360">?studiUniversitari</text:span><text:span text:style-name="T361"><text:s/></text:span><text:span text:style-name="T362">rdf:type</text:span><text:span text:style-name="T363"><text:s/>:StudiUniversitari</text:span><text:span text:style-name="T364">.</text:span></text:p>
      <text:p text:style-name="P365"><text:span text:style-name="T366"><text:s text:c="4"/></text:span><text:span text:style-name="T367">?certificatoLingua</text:span><text:span text:style-name="T368"><text:s/></text:span><text:span text:style-name="T369">rdf:type</text:span><text:span text:style-name="T370"><text:s/>:CertificatiLingua</text:span><text:span text:style-name="T371">.</text:span></text:p>
      <text:p text:style-name="P372"><text:s text:c="3"/></text:p>
      <text:p text:style-name="P373">}</text:p>
      <text:p text:style-name="P374"><text:span text:style-name="T375">ORDER</text:span><text:span text:style-name="T376"><text:s/></text:span><text:span text:style-name="T377">BY DESC</text:span><text:span text:style-name="T378">(</text:span><text:span text:style-name="T379">?tipoCertificato</text:span><text:span text:style-name="T380">)</text:span></text:p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>------------------------------------------------------------------------------------------------------------------------</text:p>
      <text:p text:style-name="P403">7</text:p>
      <text:p text:style-name="P404"><text:tab/>COSA FA:</text:p>
      <text:p text:style-name="Standard">Per ogni “candidato ricercatore”, vengono trovati tutti gli annunci che hanno lo stesso settore del candidato.</text:p>
      <text:p text:style-name="Standard"><text:tab/><text:span text:style-name="T405">RISULTATO:</text:span></text:p>
      <text:p text:style-name="Standard"><draw:frame draw:style-name="a7" draw:name="Immagine 12" text:anchor-type="as-char" svg:x="0in" svg:y="0in" svg:width="6.69306in" svg:height="0.46181in" style:rel-width="scale" style:rel-height="scale"><draw:image xlink:href="media/image8.png" xlink:type="simple" xlink:show="embed" xlink:actuate="onLoad"/><svg:title/><svg:desc/></draw:frame></text:p>
      <text:p text:style-name="Standard"><text:span text:style-name="T406"><text:tab/>QUERY:</text:span></text:p>
      <text:p text:style-name="P407"/>
      <text:p text:style-name="P408"><text:span text:style-name="T409">SELECT</text:span><text:span text:style-name="T410"><text:s text:c="2"/></text:span><text:span text:style-name="T411"><text:s/></text:span><text:span text:style-name="T412">?annuncio ?azienda ?candidato</text:span></text:p>
      <text:p text:style-name="P413"><text:span text:style-name="T414">WHERE</text:span><text:span text:style-name="T415">{</text:span></text:p>
      <text:p text:style-name="P416"/>
      <text:p text:style-name="P417"><text:span text:style-name="T418"><text:tab/>?candidato<text:s/></text:span><text:span text:style-name="T419">:haSettoreDiInteresse<text:s/></text:span><text:span text:style-name="T420">?settoreCandidato</text:span><text:span text:style-name="T421">.</text:span></text:p>
      <text:p text:style-name="P422"><text:tab/></text:p>
      <text:p text:style-name="P423"><text:span text:style-name="T424"><text:tab/></text:span><text:span text:style-name="T425">?annuncio</text:span><text:span text:style-name="T426"><text:s/></text:span><text:span text:style-name="T427">:haSettoreAnnuncio<text:s/></text:span><text:span text:style-name="T428">?settoreAnnuncio</text:span><text:span text:style-name="T429">;</text:span></text:p>
      <text:p text:style-name="P430"><text:span text:style-name="T431"><text:tab/></text:span><text:span text:style-name="T432"><text:tab/></text:span><text:span text:style-name="T433">foaf:maker<text:s/></text:span><text:span text:style-name="T434">?azienda</text:span><text:span text:style-name="T435">.</text:span></text:p>
      <text:p text:style-name="P436"><text:tab/><text:tab/></text:p>
      <text:p text:style-name="P437"><text:span text:style-name="T438"><text:tab/></text:span><text:span text:style-name="T439">?candidato</text:span><text:span text:style-name="T440"><text:s/></text:span><text:span text:style-name="T441">rdf:type</text:span><text:span text:style-name="T442"><text:s/></text:span><text:span text:style-name="T443">:CandidatoRicercatore</text:span><text:span text:style-name="T444">.</text:span></text:p>
      <text:p text:style-name="P445"><text:span text:style-name="T446"><text:tab/></text:span><text:span text:style-name="T447">?annuncio</text:span><text:span text:style-name="T448"><text:s/></text:span><text:span text:style-name="T449">rdf:type<text:s/></text:span><text:span text:style-name="T450">:Annuncio</text:span><text:span text:style-name="T451">.</text:span></text:p>
      <text:p text:style-name="P452"><text:span text:style-name="T453"><text:tab/></text:span><text:span text:style-name="T454">?azienda</text:span><text:span text:style-name="T455"><text:s/></text:span><text:span text:style-name="T456">rdf:type<text:s/></text:span><text:span text:style-name="T457">:Azienda</text:span><text:span text:style-name="T458">.</text:span></text:p>
      <text:p text:style-name="P459"><text:tab/></text:p>
      <text:p text:style-name="P460"><text:span text:style-name="T461"><text:tab/>FILTER</text:span><text:span text:style-name="T462">(</text:span><text:span text:style-name="T463">?settoreCandidato<text:s/></text:span><text:span text:style-name="T464">=<text:s/></text:span><text:span text:style-name="T465">?settoreAnnuncio</text:span><text:span text:style-name="T466">)</text:span></text:p>
      <text:p text:style-name="P467"><text:span text:style-name="T468">}</text:span></text:p>
      <text:p text:style-name="P469"><text:span text:style-name="T470"><text:s text:c="3"/></text:span></text:p>
      <text:p text:style-name="P471"/>
      <text:p text:style-name="P472"><text:span text:style-name="T473"><text:s text:c="3"/></text:span></text:p>
      <text:p text:style-name="P474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75">8</text:p>
      <text:p text:style-name="P476"><text:tab/>COSA FA:</text:p>
      <text:p text:style-name="P477">Vengono trovati tutti gli annunci riferiti allo stesso paese in cui vive il candidato e aventi le<text:s/>medesime competenze del candidato. In questo Caso Elon_Musk vive a Roma e ha tra le sue competenze “competenze tecniche”. Lo stesso, vale quindi per l’annuncio di tesla, dove vengono richieste come competenze delle competenze tecniche e l’annuncio è per un<text:s/>posto di lavoro a Roma.</text:p>
      <text:p text:style-name="Standard"/>
      <text:p text:style-name="Standard"><text:tab/><text:span text:style-name="T478">RISULTATO:</text:span></text:p>
      <text:p text:style-name="Standard"><draw:frame draw:style-name="a8" draw:name="Immagine 13" text:anchor-type="as-char" svg:x="0in" svg:y="0in" svg:width="6.69306in" svg:height="0.30903in" style:rel-width="scale" style:rel-height="scale"><draw:image xlink:href="media/image9.png" xlink:type="simple" xlink:show="embed" xlink:actuate="onLoad"/><svg:title/><svg:desc/></draw:frame></text:p>
      <text:p text:style-name="Standard"><text:span text:style-name="T479"><text:tab/></text:span><text:span text:style-name="T480">QUERY:</text:span></text:p>
      <text:p text:style-name="P481"/>
      <text:p text:style-name="P482"><text:span text:style-name="T483">SELECT DISTINCT<text:s/></text:span><text:span text:style-name="T484">?annuncio</text:span><text:span text:style-name="T485"><text:s/></text:span><text:span text:style-name="T486">?candidato<text:s/></text:span></text:p>
      <text:p text:style-name="P487"><text:span text:style-name="T488">WHERE</text:span><text:span text:style-name="T489">{</text:span></text:p>
      <text:p text:style-name="P490"><text:span text:style-name="T491"><text:tab/></text:span><text:span text:style-name="T492">?candidato</text:span><text:span text:style-name="T493"><text:s/>:possiede<text:s/></text:span><text:span text:style-name="T494">?cv</text:span><text:span text:style-name="T495">.</text:span></text:p>
      <text:p text:style-name="P496"><text:span text:style-name="T497"><text:s text:c="4"/></text:span><text:span text:style-name="T498"><text:tab/></text:span><text:span text:style-name="T499">?cv</text:span><text:span text:style-name="T500"><text:s/>:contiene<text:s/></text:span><text:span text:style-name="T501">?campi_cv</text:span><text:span text:style-name="T502">.</text:span></text:p>
      <text:p text:style-name="P503"><text:span text:style-name="T504"><text:s text:c="9"/></text:span><text:span text:style-name="T505">?campi_cv</text:span><text:span text:style-name="T506"><text:s/>:haCampo<text:s/></text:span><text:span text:style-name="T507">?infoPersonali</text:span><text:span text:style-name="T508">;</text:span></text:p>
      <text:p text:style-name="P509"><text:span text:style-name="T510"><text:s text:c="18"/></text:span><text:span text:style-name="T511"><text:tab/></text:span><text:span text:style-name="T512">:haCampo</text:span><text:span text:style-name="T513">?competenze</text:span><text:span text:style-name="T514">.</text:span></text:p>
      <text:p text:style-name="P515"><text:span text:style-name="T516"><text:s text:c="10"/></text:span><text:span text:style-name="T517">?competenze<text:s/></text:span><text:span text:style-name="T518">:haCompetenze<text:s/></text:span><text:span text:style-name="T519">?competenzeCandidato</text:span><text:span text:style-name="T520">.</text:span></text:p>
      <text:p text:style-name="P521"><text:span text:style-name="T522"><text:s text:c="10"/></text:span><text:span text:style-name="T523">?infoPersonali<text:s/></text:span><text:span text:style-name="T524">:viveIn<text:s/></text:span><text:span text:style-name="T525">?viveIn</text:span><text:span text:style-name="T526">.</text:span><text:span text:style-name="T527"><text:s text:c="3"/></text:span></text:p>
      <text:p text:style-name="P528"><text:s text:c="18"/></text:p>
      <text:p text:style-name="P529"><text:span text:style-name="T530"><text:tab/>?annuncio</text:span><text:span text:style-name="T531"><text:s/>:haCompetenzeRichieste</text:span><text:span text:style-name="T532"><text:s/>?competenzeRichieste</text:span><text:span text:style-name="T533">;</text:span></text:p>
      <text:p text:style-name="P534"><text:span text:style-name="T535"><text:tab/></text:span><text:span text:style-name="T536"><text:tab/></text:span><text:span text:style-name="T537">frapo:hasCountry<text:s/></text:span><text:span text:style-name="T538">?countyAnnuncio</text:span><text:span text:style-name="T539">.</text:span></text:p>
      <text:p text:style-name="P540"/>
      <text:p text:style-name="P541"><text:tab/></text:p>
      <text:p text:style-name="P542"><text:span text:style-name="T543"><text:tab/>FILTER</text:span><text:span text:style-name="T544">(</text:span><text:span text:style-name="T545">?competenzeRichieste<text:s/></text:span><text:span text:style-name="T546">=<text:s/></text:span><text:span text:style-name="T547">?competenzeCandida</text:span><text:span text:style-name="T548">to</text:span><text:span text:style-name="T549">)</text:span></text:p>
      <text:p text:style-name="P550"><text:span text:style-name="T551"><text:tab/></text:span><text:span text:style-name="T552">FILTER</text:span><text:span text:style-name="T553">(</text:span><text:span text:style-name="T554">?viveIn</text:span><text:span text:style-name="T555"><text:s/></text:span><text:span text:style-name="T556">=</text:span><text:span text:style-name="T557"><text:s/></text:span><text:span text:style-name="T558">?countyAnnuncio</text:span><text:span text:style-name="T559">)</text:span></text:p>
      <text:p text:style-name="P560"/>
      <text:p text:style-name="P561"><text:tab/><text:tab/></text:p>
      <text:p text:style-name="P562"><text:span text:style-name="T563"><text:tab/>?annuncio</text:span><text:span text:style-name="T564"><text:s/>rdf:type</text:span><text:span text:style-name="T565"><text:s/>:Annuncio</text:span><text:span text:style-name="T566">.</text:span></text:p>
      <text:soft-page-break/>
      <text:p text:style-name="P567"><text:span text:style-name="T568"><text:tab/></text:span><text:span text:style-name="T569">?cv</text:span><text:span text:style-name="T570"><text:s/></text:span><text:span text:style-name="T571">rdf:type</text:span><text:span text:style-name="T572"><text:s/></text:span><text:span text:style-name="T573">:CV</text:span><text:span text:style-name="T574">.</text:span></text:p>
      <text:p text:style-name="P575"><text:span text:style-name="T576"><text:s text:c="3"/></text:span><text:span text:style-name="T577"><text:tab/></text:span><text:span text:style-name="T578">?campi_cv</text:span><text:span text:style-name="T579"><text:s/></text:span><text:span text:style-name="T580">rdf:type</text:span><text:span text:style-name="T581"><text:s/></text:span><text:span text:style-name="T582">:Campi_CV</text:span><text:span text:style-name="T583">.</text:span></text:p>
      <text:p text:style-name="P584"><text:span text:style-name="T585"><text:s text:c="11"/></text:span><text:span text:style-name="T586"><text:s/></text:span><text:span text:style-name="T587"><text:s text:c="6"/></text:span><text:span text:style-name="T588">?infoPersonali<text:s/></text:span><text:span text:style-name="T589">rdf:type<text:s/></text:span><text:span text:style-name="T590">:InfoPersonali</text:span><text:span text:style-name="T591">.</text:span></text:p>
      <text:p text:style-name="P592"><text:span text:style-name="T593"><text:s text:c="17"/></text:span><text:span text:style-name="T594"><text:s/>?competenze<text:s/></text:span><text:span text:style-name="T595">rdf:type<text:s/></text:span><text:span text:style-name="T596">:Competenze</text:span><text:span text:style-name="T597">.</text:span></text:p>
      <text:p text:style-name="P598"><text:span text:style-name="T599"><text:s text:c="18"/></text:span><text:span text:style-name="T600">?competenzeRichieste<text:s/></text:span><text:span text:style-name="T601">rdf:type<text:s/></text:span><text:span text:style-name="T602">:Competenze</text:span></text:p>
      <text:p text:style-name="P603"/>
      <text:p text:style-name="P604">}</text:p>
      <text:p text:style-name="P605"/>
      <text:p text:style-name="P606">------------------------------------------------------------------------------------------------------------------------</text:p>
      <text:p text:style-name="P607"/>
      <text:p text:style-name="P608"><text:span text:style-name="T609"><text:s text:c="3"/></text:span></text:p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Standard"/>
      <text:p text:style-name="P618">9</text:p>
      <text:p text:style-name="Standard"><text:span text:style-name="T619"><text:tab/>COSA FA:</text:span></text:p>
      <text:p text:style-name="Standard">Trova l’annuncio con il salario più alto che abbia un monte ore compreso tra le 6 e 8 e che abbia come competenze richieste “altre competenze”</text:p>
      <text:p text:style-name="Standard"><text:tab/><text:span text:style-name="T620">RISULTATO:</text:span></text:p>
      <text:p text:style-name="Standard"><draw:frame draw:style-name="a9" draw:name="Immagine 11" text:anchor-type="as-char" svg:x="0in" svg:y="0in" svg:width="6.69306in" svg:height="0.39097in" style:rel-width="scale" style:rel-height="scale"><draw:image xlink:href="media/image10.png" xlink:type="simple" xlink:show="embed" xlink:actuate="onLoad"/><svg:title/><svg:desc/></draw:frame></text:p>
      <text:p text:style-name="Standard"><text:span text:style-name="T621"><text:tab/></text:span><text:span text:style-name="T622">QUERY:</text:span></text:p>
      <text:p text:style-name="P623">SELECT <text:s/>?annuncio (MAX(?salario) AS ?salarioPiùAlto)<text:s/></text:p>
      <text:p text:style-name="P624">WHERE{</text:p>
      <text:p text:style-name="P625"><text:span text:style-name="T626"><text:tab/></text:span><text:span text:style-name="T627">?annuncio :haCompetenzeRichieste ?altreCompetenze;</text:span></text:p>
      <text:p text:style-name="P628"><text:tab/>:salarioMensile ?salario;</text:p>
      <text:p text:style-name="P629"><text:tab/>:oreDiLavoro ?oreLavoro.</text:p>
      <text:p text:style-name="P630"><text:tab/><text:tab/></text:p>
      <text:p text:style-name="P631"><text:tab/>FILTER(?oreLavoro &gt; 5 &amp;&amp; ?oreLavoro &lt;9).</text:p>
      <text:p text:style-name="P632"><text:tab/>?annuncio rdf:type :Annuncio.</text:p>
      <text:p text:style-name="P633"><text:tab/>?altreCompetenze rdf:type :AltreCompetenze.</text:p>
      <text:p text:style-name="P634"><text:span text:style-name="T635"><text:s text:c="12"/></text:span><text:span text:style-name="T636">}<text:s/></text:span></text:p>
      <text:p text:style-name="P637"><text:s text:c="3"/>GROUP BY ?annuncio</text:p>
      <text:p text:style-name="P638"><text:s text:c="3"/>ORDER BY DESC(?salarioPiùAlto) LIMIT 1</text:p>
      <text:p text:style-name="P639"/>
      <text:p text:style-name="P640">------------------------------------------------------------------------------------------------------------------------</text:p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>Concatenazione di Nome e cognome:</text:p>
      <text:p text:style-name="P671"><text:span text:style-name="T672">PREFIX<text:s/></text:span><text:span text:style-name="T673">owl: &lt;http://www.w3.org/2002/07/owl#&gt;</text:span></text:p>
      <text:p text:style-name="P674"><text:span text:style-name="T675">PREFIX<text:s/></text:span><text:span text:style-name="T676">rdf:<text:s/></text:span><text:span text:style-name="T677">&lt;http://www.w3.org/1999/02/22-rdf-syntax-ns#&gt;</text:span></text:p>
      <text:p text:style-name="P678"><text:span text:style-name="T679">PREFIX<text:s/></text:span><text:span text:style-name="T680">rdfs: &lt;http://www.w3.org/2000/01/rdf-schema#&gt;</text:span></text:p>
      <text:p text:style-name="P681"><text:span text:style-name="T682">PREFIX</text:span><text:span text:style-name="T683"><text:s/>: &lt;http://www.semanticweb.org/OntologiaRicercaLavoro#&gt;</text:span></text:p>
      <text:p text:style-name="P684"><text:span text:style-name="T685">PREFIX</text:span><text:span text:style-name="T686"><text:s/>foaf: &lt;http://xmlns.com/foaf/0.1/&gt;</text:span></text:p>
      <text:p text:style-name="P687"><text:span text:style-name="T688">PREFIX</text:span><text:span text:style-name="T689"><text:s/>frapo:<text:s/></text:span><text:span text:style-name="T690">&lt;http://purl.org/cerif/frapo/&gt;</text:span></text:p>
      <text:p text:style-name="P691"/>
      <text:p text:style-name="P692"><text:span text:style-name="T693">SELECT<text:s/></text:span><text:span text:style-name="T694">?name</text:span><text:span text:style-name="T695"><text:s/></text:span><text:span text:style-name="T696">?surname ?label</text:span></text:p>
      <text:p text:style-name="P697"><text:span text:style-name="T698">WHERE<text:s/></text:span><text:span text:style-name="T699">{</text:span></text:p>
      <text:p text:style-name="P700"><text:s text:c="4"/></text:p>
      <text:p text:style-name="P701"><text:span text:style-name="T702"><text:s text:c="4"/></text:span><text:span text:style-name="T703">?candidato</text:span><text:span text:style-name="T704"><text:s/></text:span><text:span text:style-name="T705">:possiede</text:span><text:span text:style-name="T706"><text:s/></text:span><text:span text:style-name="T707">?cv</text:span><text:span text:style-name="T708">.</text:span></text:p>
      <text:p text:style-name="P709"><text:span text:style-name="T710"><text:s text:c="4"/></text:span><text:span text:style-name="T711">?cv</text:span><text:span text:style-name="T712"><text:s/></text:span><text:span text:style-name="T713">:contiene</text:span><text:span text:style-name="T714"><text:s/></text:span><text:span text:style-name="T715">?campi_cv</text:span><text:span text:style-name="T716">.</text:span></text:p>
      <text:p text:style-name="P717"><text:span text:style-name="T718"><text:s text:c="4"/></text:span><text:span text:style-name="T719">?campi_cv</text:span><text:span text:style-name="T720"><text:s/></text:span><text:span text:style-name="T721">:haCampo</text:span><text:span text:style-name="T722"><text:s/></text:span><text:span text:style-name="T723">?infoPersonali</text:span><text:span text:style-name="T724">.</text:span></text:p>
      <text:p text:style-name="P725"><text:span text:style-name="T726"><text:s text:c="4"/></text:span><text:span text:style-name="T727">?infoPersonali</text:span><text:span text:style-name="T728"><text:s/></text:span><text:span text:style-name="T729">foaf:firstName</text:span><text:span text:style-name="T730"><text:s/></text:span><text:span text:style-name="T731">?name</text:span><text:span text:style-name="T732">;</text:span></text:p>
      <text:p text:style-name="P733"><text:span text:style-name="T734"><text:s text:c="19"/></text:span><text:span text:style-name="T735">foaf:surname</text:span><text:span text:style-name="T736"><text:s/></text:span><text:span text:style-name="T737">?surname</text:span><text:span text:style-name="T738">.</text:span></text:p>
      <text:p text:style-name="P739"><text:span text:style-name="T740"><text:s text:c="4"/>FILTER<text:s/></text:span><text:span text:style-name="T741">regex</text:span><text:span text:style-name="T742">(</text:span><text:span text:style-name="T743">str</text:span><text:span text:style-name="T744">(</text:span><text:span text:style-name="T745">?name</text:span><text:span text:style-name="T746">),</text:span><text:span text:style-name="T747"><text:s text:c="2"/></text:span><text:span text:style-name="T748">"Jeff"</text:span><text:span text:style-name="T749">)</text:span><text:span text:style-name="T750">.</text:span></text:p>
      <text:p text:style-name="P751"><text:span text:style-name="T752"><text:s text:c="4"/>FILTER<text:s/></text:span><text:span text:style-name="T753">regex</text:span><text:span text:style-name="T754">(</text:span><text:span text:style-name="T755">str</text:span><text:span text:style-name="T756">(</text:span><text:span text:style-name="T757">?surname</text:span><text:span text:style-name="T758">),</text:span><text:span text:style-name="T759"><text:s text:c="2"/></text:span><text:span text:style-name="T760">"Bezos"</text:span><text:span text:style-name="T761">)</text:span><text:span text:style-name="T762">.</text:span></text:p>
      <text:p text:style-name="P763"/>
      <text:p text:style-name="P764"><text:span text:style-name="T765"><text:s text:c="4"/>BIND</text:span><text:span text:style-name="T766">(</text:span><text:span text:style-name="T767">CONCAT</text:span><text:span text:style-name="T768">(</text:span><text:span text:style-name="T769">STR</text:span><text:span text:style-name="T770">(</text:span><text:span text:style-name="T771"><text:s/></text:span><text:span text:style-name="T772">?name</text:span><text:span text:style-name="T773">),<text:s/></text:span><text:span text:style-name="T774">" "</text:span><text:span text:style-name="T775">,</text:span><text:span text:style-name="T776"><text:s/></text:span><text:span text:style-name="T777">STR</text:span><text:span text:style-name="T778">(</text:span><text:span text:style-name="T779">?surname</text:span><text:span text:style-name="T780">))</text:span><text:span text:style-name="T781"><text:s text:c="2"/>AS<text:s/></text:span><text:span text:style-name="T782">?label</text:span><text:span text:style-name="T783"><text:s/></text:span><text:span text:style-name="T784">)</text:span><text:span text:style-name="T785"><text:s/>.</text:span></text:p>
      <text:p text:style-name="P786"/>
      <text:p text:style-name="P787"><text:s text:c="4"/></text:p>
      <text:p text:style-name="P788"><text:span text:style-name="T789"><text:s text:c="4"/></text:span><text:span text:style-name="T790">?cv</text:span><text:span text:style-name="T791"><text:s/></text:span><text:span text:style-name="T792">rdf:type</text:span><text:span text:style-name="T793"><text:s/></text:span><text:span text:style-name="T794">:CV</text:span><text:span text:style-name="T795">.</text:span></text:p>
      <text:p text:style-name="P796"><text:span text:style-name="T797"><text:s text:c="3"/></text:span><text:span text:style-name="T798"><text:tab/></text:span><text:span text:style-name="T799">?campi_cv</text:span><text:span text:style-name="T800"><text:s/></text:span><text:span text:style-name="T801">rdf:type</text:span><text:span text:style-name="T802"><text:s/></text:span><text:span text:style-name="T803">:Campi_CV</text:span><text:span text:style-name="T804">.</text:span></text:p>
      <text:p text:style-name="P805"><text:span text:style-name="T806"><text:s text:c="4"/></text:span><text:span text:style-name="T807">?infoPersonali</text:span><text:span text:style-name="T808"><text:s/></text:span><text:span text:style-name="T809">rdf:type</text:span><text:span text:style-name="T810"><text:s/></text:span><text:span text:style-name="T811">:InfoPersonali</text:span><text:span text:style-name="T812">.</text:span></text:p>
      <text:p text:style-name="P813"><text:span text:style-name="T814"><text:s text:c="4"/></text:span><text:span text:style-name="T815">}</text:span></text:p>
      <text:p text:style-name="P816"/>
      <text:p text:style-name="P817"/>
      <text:p text:style-name="P818"/>
      <text:p text:style-name="P819">Da label a identificatore</text:p>
      <text:p text:style-name="P820">SELECT distinct ?item ?itemLabel ?itemDescription WHERE{ <text:s/></text:p>
      <text:soft-page-break/>
      <text:p text:style-name="P821"><text:s text:c="2"/>?item ?label "Mozambique"@en. <text:s/></text:p>
      <text:p text:style-name="P822"><text:s text:c="2"/>?item wdt:P31 wd:Q6256 .</text:p>
      <text:p text:style-name="P823"><text:s text:c="2"/>?article schema:about ?item .</text:p>
      <text:p text:style-name="P824"><text:s text:c="2"/>?article schema:inLanguage "en" .</text:p>
      <text:p text:style-name="P825"><text:span text:style-name="T826"><text:s text:c="2"/></text:span><text:span text:style-name="T827">?article schema:isPartOf &lt;https://en.wikipedia.org/&gt;.<text:s/></text:span></text:p>
      <text:p text:style-name="P828"><text:s text:c="2"/>SERVICE wikibase:label { bd:serviceParam wikibase:language "en". } <text:s text:c="3"/></text:p>
      <text:p text:style-name="P829"><text:span text:style-name="T830">}</text:span></text:p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>Inserimento <text:s/>NON Nel GRAFO con query federata</text:p>
      <text:p text:style-name="P846"/>
      <text:p text:style-name="P847">PREFIX wd:<text:s/>&lt;http://www.wikidata.org/entity/&gt;</text:p>
      <text:p text:style-name="P848">PREFIX wdt: &lt;http://www.wikidata.org/prop/direct/&gt;</text:p>
      <text:p text:style-name="P849">PREFIX wikibase: &lt;http://wikiba.se/ontology#&gt;</text:p>
      <text:p text:style-name="P850">PREFIX p: &lt;http://www.wikidata.org/prop/&gt;</text:p>
      <text:p text:style-name="P851">PREFIX ps: &lt;http://www.wikidata.org/prop/statement/&gt;</text:p>
      <text:p text:style-name="P852">PREFIX pq: &lt;http://www.wikidata.org/prop/qualifier/&gt;</text:p>
      <text:p text:style-name="P853">PREFIX rdfs: &lt;http://www.w3.org/2000/01/rdf-schema#&gt;</text:p>
      <text:p text:style-name="P854">PREFIX bd: &lt;http://www.bigdata.com/rdf#&gt;</text:p>
      <text:p text:style-name="P855"/>
      <text:p text:style-name="P856">PREFIX foaf: &lt;http://xmlns.com/foaf/0.1/&gt;</text:p>
      <text:p text:style-name="P857">PREFIX rdf: &lt;http://www.w3.org/1999/02/22-rdf-syntax-ns#&gt;</text:p>
      <text:p text:style-name="P858">PREFIX schema: &lt;http://www.semanticweb.org/OntologiaRicercaLavoro#schema:&gt;</text:p>
      <text:p text:style-name="Textbody"><text:span text:style-name="T859">PREFIX jso:<text:s/></text:span><text:a xlink:href="http://www.semanticweb.org/OntologiaRicercaLavoro#" office:target-frame-name="_top" xlink:show="replace"><text:span text:style-name="T860">http://www.semanticweb.org/OntologiaRicercaLavoro#</text:span></text:a></text:p>
      <text:p text:style-name="P861"/>
      <text:p text:style-name="P862">INSERT</text:p>
      <text:p text:style-name="P863">{ jso:Jeff_Bezos jso:lavoraPer ?Jeff_BezosLabel}</text:p>
      <text:p text:style-name="P864">WHERE {</text:p>
      <text:p text:style-name="P865"><text:s text:c="2"/>SERVICE<text:s/>&lt;https://query.wikidata.org/sparql&gt; {</text:p>
      <text:p text:style-name="P866"><text:s text:c="6"/>?Jeff_Bezos wdt:P112 wd:Q312556.</text:p>
      <text:soft-page-break/>
      <text:p text:style-name="P867"><text:s text:c="6"/>?Jeff_Bezos wdt:P31 wd:Q6881511.</text:p>
      <text:p text:style-name="P868"><text:s text:c="6"/>SERVICE wikibase:label { bd:serviceParam wikibase:language "it".<text:s/></text:p>
      <text:p text:style-name="P869"><text:s text:c="12"/>?Jeff_Bezos rdfs:label ?Jeff_BezosLabel.<text:s/></text:p>
      <text:p text:style-name="Textbody"><text:span text:style-name="T870"><text:s text:c="8"/></text:span>}</text:p>
      <text:p text:style-name="Textbody"><text:s text:c="2"/>}<text:s/></text:p>
      <text:p text:style-name="P871">}</text:p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>Inserimento NEL GRAFO con query federata</text:p>
      <text:p text:style-name="Standard"><text:span text:style-name="T883">COSA FA:</text:span></text:p>
      <text:p text:style-name="Standard">Inserisce nel grafo attraverso una query federata le aziende per cui lavora Jeff Bezos</text:p>
      <text:p text:style-name="Standard"><text:tab/><text:span text:style-name="T884">RISULTATO:</text:span></text:p>
      <text:p text:style-name="Standard"><draw:frame draw:style-name="a10" draw:name="Immagine 11" text:anchor-type="as-char" svg:x="0in" svg:y="0in" svg:width="6.69306in" svg:height="0.81875in" style:rel-width="scale" style:rel-height="scale"><draw:image xlink:href="media/image11.png" xlink:type="simple" xlink:show="embed" xlink:actuate="onLoad"/><svg:title/><svg:desc/></draw:frame></text:p>
      <text:p text:style-name="Standard"><text:span text:style-name="T885"><text:tab/></text:span><text:span text:style-name="T886">QUERY:</text:span></text:p>
      <text:p text:style-name="P887">PREFIX wd: &lt;http://www.wikidata.org/entity/&gt;</text:p>
      <text:p text:style-name="P888">PREFIX wdt:<text:s/>&lt;http://www.wikidata.org/prop/direct/&gt;</text:p>
      <text:p text:style-name="P889">PREFIX wikibase: &lt;http://wikiba.se/ontology#&gt;</text:p>
      <text:p text:style-name="P890">PREFIX p: &lt;http://www.wikidata.org/prop/&gt;</text:p>
      <text:p text:style-name="P891">PREFIX ps: &lt;http://www.wikidata.org/prop/statement/&gt;</text:p>
      <text:p text:style-name="P892">PREFIX pq: &lt;http://www.wikidata.org/prop/qualifier/&gt;</text:p>
      <text:p text:style-name="P893">PREFIX rdfs: &lt;http://www.w3.org/2000/01/rdf-schema#&gt;</text:p>
      <text:p text:style-name="P894">PREFIX bd: &lt;http://www.bigdata.com/rdf#&gt;</text:p>
      <text:p text:style-name="P895">PREFIX foaf: &lt;http://xmlns.com/foaf/0.1/&gt;</text:p>
      <text:p text:style-name="P896">PREFIX rdf: &lt;http://www.w3.org/1999/02/22-rdf-syntax-ns#&gt;</text:p>
      <text:p text:style-name="P897">PREFIX schema: &lt;http://www.semanticweb.org/OntologiaRicercaLavoro#schema:&gt;</text:p>
      <text:p text:style-name="P898">PREFIX jso: &lt;http://www.semanticweb.org/OntologiaRicercaLavoro#&gt;</text:p>
      <text:p text:style-name="P899"/>
      <text:p text:style-name="P900">INSERT</text:p>
      <text:p text:style-name="P901">{ GRAPH &lt;http://www.semanticweb.org/graph&gt;<text:s/></text:p>
      <text:soft-page-break/>
      <text:p text:style-name="P902">{ jso:Jeff_Bezos jso:lavoraPer ?Jeff_BezosLabel}</text:p>
      <text:p text:style-name="P903">}</text:p>
      <text:p text:style-name="P904">WHERE {</text:p>
      <text:p text:style-name="P905"><text:s text:c="2"/>SERVICE &lt;https://query.wikidata.org/sparql&gt; {</text:p>
      <text:p text:style-name="P906"><text:s text:c="6"/>?Jeff_Bezos wdt:P112<text:s/>wd:Q312556.</text:p>
      <text:p text:style-name="P907"><text:s text:c="6"/>?Jeff_Bezos wdt:P31 wd:Q6881511.</text:p>
      <text:p text:style-name="P908"><text:s text:c="6"/>SERVICE wikibase:label { bd:serviceParam wikibase:language "it".<text:s/></text:p>
      <text:p text:style-name="P909"><text:s text:c="12"/>?Jeff_Bezos rdfs:label ?Jeff_BezosLabel.<text:s/></text:p>
      <text:p text:style-name="Textbody"><text:span text:style-name="T910"><text:s text:c="8"/></text:span>}</text:p>
      <text:p text:style-name="Textbody"><text:s text:c="2"/>}</text:p>
      <text:p text:style-name="P911">}</text:p>
      <text:p text:style-name="P912"/>
      <text:p text:style-name="P913"/>
      <text:p text:style-name="P914">Per controllare se la tripla è stata Aggiunta al grafo uso ASK</text:p>
      <text:p text:style-name="P915">ASK <text:s/>{ <text:s/></text:p>
      <text:p text:style-name="P916"><text:s text:c="4"/>GRAPH &lt;http://www.semanticweb.org/graph&gt; {</text:p>
      <text:p text:style-name="P917"><text:tab/>&lt;http://www.semanticweb.org/OntologiaRicercaLavoro#Jeff_Bezos&gt;</text:p>
      <text:p text:style-name="P918"><text:s text:c="3"/><text:tab/><text:s/>&lt;http://www.semanticweb.org/OntologiaRicercaLavoro#lavoraPer&gt;</text:p>
      <text:p text:style-name="P919"><text:s text:c="4"/><text:tab/>&lt;http://www.semanticweb.org/OntologiaRicercaLavoro#Amazon&gt;</text:p>
      <text:p text:style-name="Textbody"><text:span text:style-name="T920"><text:s text:c="4"/></text:span>}</text:p>
      <text:p text:style-name="P921">}</text:p>
      <text:p text:style-name="P922"/>
      <text:p text:style-name="P923">NOTE: mi ritorna NO per via del fatto che la stringa “Amazon” aggiunga ha un apice con “it”</text:p>
      <text:p text:style-name="P924">------------------------------------------------------------------------------------------------------------------------</text:p>
      <text:p text:style-name="P925"/>
      <text:p text:style-name="P926"/>
      <text:p text:style-name="P927"/>
      <text:p text:style-name="P9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reformattatoHTML" style:display-name="Preformattato HTML" style:family="paragraph" style:parent-style-name="Normale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style:letter-kerning="false" fo:font-size="10pt" style:font-size-asian="10pt" style:font-size-complex="10pt" style:language-asian="it" style:country-asian="IT" style:language-complex="ar" style:country-complex="SA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2-03T23:47:00Z</dc:date>
    <meta:template xlink:href="Normal.dotm" xlink:type="simple"/>
    <meta:editing-cycles>23</meta:editing-cycles>
    <meta:editing-duration>PT85800S</meta:editing-duration>
    <meta:document-statistic meta:page-count="12" meta:paragraph-count="23" meta:word-count="1731" meta:character-count="11579" meta:row-count="82" meta:non-whitespace-character-count="9871"/>
  </office:meta>
</office:document-meta>
</file>